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全字庫正楷體 Ext-B" svg:font-family="'全字庫正楷體 Ext-B'"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全字庫正楷體 Ext-B1" svg:font-family="'全字庫正楷體 Ext-B'"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3" svg:font-family="標楷體" style:font-adornments="標準" style:font-pitch="variable"/>
    <style:font-face style:name="Arial3" svg:font-family="Arial" style:font-family-generic="modern" style:font-pitch="variable"/>
    <style:font-face style:name="DejaVu Sans Mono"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2"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 svg:font-family="方正楷體" style:font-family-generic="script" style:font-pitch="variable"/>
    <style:font-face style:name="標楷體1" svg:font-family="標楷體" style:font-family-generic="script" style:font-pitch="variable"/>
    <style:font-face style:name="標楷體6" svg:font-family="標楷體" style:font-adornments="標準" style:font-family-generic="script" style:font-pitch="variable"/>
    <style:font-face style:name="Arial5" svg:font-family="Arial" style:font-family-generic="swiss" style:font-pitch="variable"/>
    <style:font-face style:name="Arial4"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017cm"/>
      <style:paragraph-properties style:writing-mode="lr-tb"/>
    </style:style>
    <style:style style:name="gr9"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0"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8.425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7">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loext:opacity="0%" style:font-name="全字庫正楷體 Ext-B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 Ext-B1"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line-height="100%" fo:text-indent="0cm" style:writing-mode="lr-tb"/>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5" style:family="paragraph">
      <style:paragraph-properties fo:text-align="start" style:writing-mode="lr-tb"/>
      <style:text-properties fo:color="#ffff00" loext:opacity="100%" style:font-name="DejaVu Sans Mono1" fo:font-size="11pt" style:font-size-asian="11pt" style:font-size-complex="11pt"/>
    </style:style>
    <style:style style:name="P16" style:family="paragraph">
      <loext:graphic-properties draw:fill="solid" draw:fill-color="#000000"/>
      <style:paragraph-properties fo:text-align="start" style:writing-mode="lr-tb"/>
      <style:text-properties fo:color="#ffff00" loext:opacity="100%" style:font-name="DejaVu Sans Mono1" fo:font-size="11pt" style:font-size-asian="11pt" style:font-size-complex="11pt"/>
    </style:style>
    <style:style style:name="P17" style:family="paragraph">
      <loext:graphic-properties draw:fill-color="#ffffff"/>
      <style:paragraph-properties style:writing-mode="lr-tb"/>
      <style:text-properties fo:font-size="20pt" style:font-size-asian="20pt" style:font-size-complex="20pt"/>
    </style:style>
    <style:style style:name="P18"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none" draw:fill-color="#ffffff"/>
      <style:paragraph-properties style:writing-mode="lr-tb"/>
      <style:text-properties style:font-name="思源宋體 TW Heavy" fo:font-size="32pt" style:font-size-asian="32pt" style:font-size-complex="32pt"/>
    </style:style>
    <style:style style:name="P21" style:family="paragraph">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2" style:family="paragraph">
      <loext:graphic-properties draw:fill="solid" draw:fill-color="#c0c0c0"/>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4" style:family="paragraph">
      <style:paragraph-properties fo:margin-left="0cm" fo:margin-right="0cm" fo:margin-top="0cm" fo:margin-bottom="0cm" fo:line-height="0.539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5" style:family="paragraph">
      <loext:graphic-properties draw:fill="solid" draw:fill-color="#c0c0c0"/>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26" style:family="paragraph">
      <style:paragraph-properties fo:line-height="0.567cm" fo:text-align="start" style:text-autospace="ideograph-alpha" style:writing-mode="lr-tb"/>
      <style:text-properties style:font-name="PT Sans Narrow" fo:font-size="15pt" style:font-size-asian="15pt" style:font-size-complex="15pt" fo:hyphenate="false"/>
    </style:style>
    <style:style style:name="P27" style:family="paragraph">
      <loext:graphic-properties draw:fill="solid" draw:fill-color="#c0c0c0"/>
      <style:paragraph-properties fo:line-height="0.567cm" fo:text-align="start" style:text-autospace="ideograph-alpha" style:writing-mode="lr-tb"/>
      <style:text-properties style:font-name="PT Sans Narrow" fo:font-size="15pt" style:font-size-asian="15pt" style:font-size-complex="15pt" fo:hyphenate="false"/>
    </style:style>
    <style:style style:name="P28" style:family="paragraph">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29" style:family="paragraph">
      <loext:graphic-properties draw:fill="solid" draw:fill-color="#c0c0c0"/>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0" style:family="paragraph">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31"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32"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33"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34"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35" style:family="paragraph">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36"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37" style:family="paragraph">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38"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39"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40"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41"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42"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43"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44"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45"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6"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全字庫正楷體 Ext-B1"/>
    </style:style>
    <style:style style:name="P47" style:family="paragraph">
      <loext:graphic-properties draw:fill-color="#ffffff"/>
      <style:paragraph-properties style:writing-mode="lr-tb"/>
    </style:style>
    <style:style style:name="P48" style:family="paragraph">
      <style:paragraph-properties fo:line-height="115%" fo:text-align="start" style:text-autospace="ideograph-alpha" style:writing-mode="lr-tb"/>
      <style:text-properties style:font-name="PT Sans Narrow" fo:font-size="13pt" style:font-size-asian="13pt" style:font-size-complex="13pt" fo:hyphenate="false"/>
    </style:style>
    <style:style style:name="P49" style:family="paragraph">
      <loext:graphic-properties draw:fill="solid" draw:fill-color="#c0c0c0"/>
      <style:paragraph-properties fo:line-height="115%" fo:text-align="start" style:text-autospace="ideograph-alpha" style:writing-mode="lr-tb"/>
      <style:text-properties style:font-name="PT Sans Narrow" fo:font-size="13pt" style:font-size-asian="13pt" style:font-size-complex="13pt" fo:hyphenate="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1" style:family="paragraph">
      <style:paragraph-properties fo:line-height="0.51cm" fo:text-align="start" style:text-autospace="ideograph-alpha" style:writing-mode="lr-tb"/>
      <style:text-properties style:font-name="PT Sans Narrow" fo:font-size="13pt" style:font-size-asian="13pt" style:font-size-complex="13pt" fo:hyphenate="false"/>
    </style:style>
    <style:style style:name="P52" style:family="paragraph">
      <loext:graphic-properties draw:fill="solid" draw:fill-color="#c0c0c0"/>
      <style:paragraph-properties fo:line-height="0.51cm" fo:text-align="start" style:text-autospace="ideograph-alpha" style:writing-mode="lr-tb"/>
      <style:text-properties style:font-name="PT Sans Narrow" fo:font-size="13pt" style:font-size-asian="13pt" style:font-size-complex="13pt" fo:hyphenate="false"/>
    </style:style>
    <style:style style:name="P53"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54" style:family="paragraph">
      <style:paragraph-properties fo:margin-left="0cm" fo:margin-right="0cm" fo:text-indent="0cm"/>
    </style:style>
    <style:style style:name="P55" style:family="paragraph">
      <loext:graphic-properties draw:fill="none" draw:fill-color="#00cc99"/>
      <style:paragraph-properties fo:margin-left="0cm" fo:margin-right="0cm" fo:text-indent="0cm" style:writing-mode="lr-tb"/>
      <style:text-properties fo:color="#ffffff" loext:opacity="100%" style:font-name="全字庫正楷體 Ext-B1" fo:font-size="48pt" style:font-name-asian="全字庫正楷體1" style:font-size-asian="48pt" style:font-size-complex="48pt"/>
    </style:style>
    <style:style style:name="P56"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57"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58"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 Ext-B1" fo:font-size="48pt" fo:text-shadow="1pt 1pt" style:font-name-asian="全字庫正楷體1" style:font-size-asian="48pt" style:font-size-complex="48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Ext-B1" style:font-name-asian="全字庫正楷體1"/>
    </style:style>
    <style:style style:name="T7"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loext:opacity="1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loext:opacity="0%"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loext:opacity="0%"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loext:opacity="1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loext:opacity="100%" style:text-outline="false" style:text-line-through-style="none" style:text-line-through-type="none" style:text-position="0% 100%" style:font-name="DejaVu Sans Mono1"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style:font-name="全字庫正楷體 Ext-B1"/>
    </style:style>
    <style:style style:name="T16" style:family="text">
      <style:text-properties fo:color="#666666" loext:opacity="100%" style:font-name="PT Sans Narrow" fo:font-size="15pt" style:font-size-asian="15pt" style:font-size-complex="15pt"/>
    </style:style>
    <style:style style:name="T17" style:family="text">
      <style:text-properties style:font-name="PT Sans Narrow" fo:font-size="15pt" style:font-size-asian="15pt" style:font-size-complex="15pt"/>
    </style:style>
    <style:style style:name="T18" style:family="text">
      <style:text-properties fo:color="#666666" loext:opacity="100%" style:font-name="PT Sans Narrow" fo:font-size="15pt" style:font-name-asian="PT Sans Narrow" style:font-size-asian="15pt" style:font-size-complex="15pt"/>
    </style:style>
    <style:style style:name="T19" style:family="text">
      <style:text-properties style:font-name="思源宋體 TW Heavy" fo:font-size="32pt" style:font-size-asian="32pt" style:font-size-complex="32pt"/>
    </style:style>
    <style:style style:name="T20" style:family="text">
      <style:text-properties fo:color="#666666" loext:opacity="100%" style:font-name="PT Sans Narrow" fo:font-size="14pt" style:font-size-asian="14pt" style:font-size-complex="14pt"/>
    </style:style>
    <style:style style:name="T21" style:family="text">
      <style:text-properties style:use-window-font-color="true" loext:opacity="0%" style:font-name="PT Sans Narrow" fo:font-size="14pt" style:font-name-asian="PT Sans Narrow" style:font-size-asian="14pt" style:font-size-complex="14pt"/>
    </style:style>
    <style:style style:name="T22" style:family="text">
      <style:text-properties style:use-window-font-color="true" loext:opacity="0%" style:font-name="PT Sans Narrow" fo:font-size="14pt" style:font-size-asian="14pt" style:font-size-complex="14pt"/>
    </style:style>
    <style:style style:name="T23" style:family="text">
      <style:text-properties style:use-window-font-color="true" loext:opacity="0%" style:font-name="PT Sans Narrow" fo:font-size="15pt" style:font-name-asian="PT Sans Narrow" style:font-size-asian="15pt" style:font-size-complex="15pt"/>
    </style:style>
    <style:style style:name="T24" style:family="text">
      <style:text-properties style:use-window-font-color="true" loext:opacity="0%" style:font-name="PT Sans Narrow" fo:font-size="15pt" style:font-size-asian="15pt" style:font-size-complex="15pt"/>
    </style:style>
    <style:style style:name="T25" style:family="text">
      <style:text-properties style:font-name="PT Sans Narrow" fo:font-size="15pt" style:font-name-asian="PT Sans Narrow" style:font-size-asian="15pt" style:font-size-complex="15pt"/>
    </style:style>
    <style:style style:name="T26" style:family="text">
      <style:text-properties style:use-window-font-color="true" loext:opacity="0%"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7" style:family="text">
      <style:text-properties style:font-name="PT Sans Narrow" fo:font-size="14pt" style:font-size-asian="14pt" style:font-size-complex="14pt"/>
    </style:style>
    <style:style style:name="T28" style:family="text">
      <style:text-properties style:font-name="PT Sans Narrow" fo:font-size="12pt" style:font-name-asian="PT Sans Narrow" style:font-size-asian="12pt" style:font-size-complex="12pt"/>
    </style:style>
    <style:style style:name="T29" style:family="text">
      <style:text-properties fo:color="#666666" loext:opacity="100%" style:font-name="PT Sans Narrow" fo:font-size="13pt" style:font-size-asian="13pt" style:font-size-complex="13pt"/>
    </style:style>
    <style:style style:name="T30" style:family="text">
      <style:text-properties style:font-name="PT Sans Narrow" fo:font-size="13pt" style:font-name-asian="PT Sans Narrow" style:font-size-asian="13pt" style:font-size-complex="13pt"/>
    </style:style>
    <style:style style:name="T31" style:family="text">
      <style:text-properties style:font-name="PT Sans Narrow" fo:font-size="13pt" style:font-size-asian="13pt" style:font-size-complex="13pt"/>
    </style:style>
    <style:style style:name="T32" style:family="text">
      <style:text-properties style:font-name="PT Sans Narrow" fo:font-size="14pt" style:font-name-asian="PT Sans Narrow" style:font-size-asian="14pt" style:font-size-complex="14pt"/>
    </style:style>
    <style:style style:name="T33" style:family="text">
      <style:text-properties fo:color="#666666" loext:opacity="100%" style:font-name="PT Sans Narrow" fo:font-size="13pt" style:font-name-asian="PT Sans Narrow" style:font-size-asian="13pt" style:font-size-complex="13pt"/>
    </style:style>
    <style:style style:name="T34" style:family="text">
      <style:text-properties fo:color="#000000" loext:opacity="100%" style:font-name="DejaVu Serif" fo:font-size="26pt" fo:font-weight="normal" style:font-name-asian="DejaVu Serif" style:font-size-asian="26pt" style:font-weight-asian="normal" style:font-size-complex="26pt"/>
    </style:style>
    <style:style style:name="T35"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36" style:family="text">
      <style:text-properties fo:color="#ffffff" loext:opacity="100%" style:font-name="全字庫正楷體 Ext-B1" fo:font-size="48pt" style:font-name-asian="全字庫正楷體1" style:font-size-asian="48pt" style:font-size-complex="48pt"/>
    </style:style>
    <style:style style:name="T37"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text:list-style style:name="L2">
      <text:list-level-style-bullet text:level="1" text:bullet-char="•">
        <style:list-level-properties/>
        <style:text-properties style:font-name="Arial5"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5" fo:color="#000000" fo:font-size="100%"/>
      </text:list-level-style-bullet>
      <text:list-level-style-bullet text:level="2" text:bullet-char="–">
        <style:list-level-properties text:space-before="1.309cm"/>
        <style:text-properties style:font-name="Arial5" fo:color="#000000" fo:font-size="100%"/>
      </text:list-level-style-bullet>
      <text:list-level-style-bullet text:level="3" text:bullet-char="•">
        <style:list-level-properties text:space-before="2.632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8.685cm" svg:x="3.1cm" svg:y="1.85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4"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list-item>
            </text:list>
            <text:list text:style-name="L6">
              <text:list-header>
                <text:p text:style-name="P13"><text:span text:style-name="T11">&lt;https://github.com/bluebat/mt9x9&gt;</text:span></text:p>
              </text:list-header>
            </text:list>
            <text:list text:style-name="L4">
              <text:list-header>
                <text:p text:style-name="P12"><text:span text:style-name="T11"/></text:p>
              </text:list-header>
              <text:list-item>
                <text:p text:style-name="P11"><text:span text:style-name="T12">3rd program</text:span></text:p>
                <text:p text:style-name="P12"><text:span text:style-name="T8">Fibonacci Number ?</text:span></text:p>
              </text:list-item>
            </text:list>
          </draw:text-box>
        </draw:frame>
        <draw:custom-shape draw:style-name="gr5" draw:text-style-name="P16" draw:layer="layout" svg:width="7.6cm" svg:height="13cm" svg:x="16.6cm" svg:y="5.2cm">
          <text:p text:style-name="P15"><text:span text:style-name="T13">1x1= 1</text:span><text:span text:style-name="T13"><text:tab/></text:span><text:span text:style-name="T13">2x1= 2</text:span><text:span text:style-name="T13"><text:tab/></text:span><text:span text:style-name="T13">3x1= 3</text:span><text:span text:style-name="T13"><text:tab/></text:span></text:p>
          <text:p text:style-name="P15"><text:span text:style-name="T13">1x2= 2</text:span><text:span text:style-name="T13"><text:tab/></text:span><text:span text:style-name="T13">2x2= 4</text:span><text:span text:style-name="T13"><text:tab/></text:span><text:span text:style-name="T13">3x2= 6</text:span><text:span text:style-name="T13"><text:tab/></text:span></text:p>
          <text:p text:style-name="P15"><text:span text:style-name="T13">1x3= 3</text:span><text:span text:style-name="T13"><text:tab/></text:span><text:span text:style-name="T13">2x3= 6</text:span><text:span text:style-name="T13"><text:tab/></text:span><text:span text:style-name="T13">3x3= 9</text:span><text:span text:style-name="T13"><text:tab/></text:span></text:p>
          <text:p text:style-name="P15"><text:span text:style-name="T13">1x4= 4</text:span><text:span text:style-name="T13"><text:tab/></text:span><text:span text:style-name="T13">2x4= 8</text:span><text:span text:style-name="T13"><text:tab/></text:span><text:span text:style-name="T13">3x4=12</text:span><text:span text:style-name="T13"><text:tab/></text:span></text:p>
          <text:p text:style-name="P15"><text:span text:style-name="T13">1x5= 5</text:span><text:span text:style-name="T13"><text:tab/></text:span><text:span text:style-name="T13">2x5=10</text:span><text:span text:style-name="T13"><text:tab/></text:span><text:span text:style-name="T13">3x5=15</text:span><text:span text:style-name="T13"><text:tab/></text:span></text:p>
          <text:p text:style-name="P15"><text:span text:style-name="T13">1x6= 6</text:span><text:span text:style-name="T13"><text:tab/></text:span><text:span text:style-name="T13">2x6=12</text:span><text:span text:style-name="T13"><text:tab/></text:span><text:span text:style-name="T13">3x6=18</text:span><text:span text:style-name="T13"><text:tab/></text:span></text:p>
          <text:p text:style-name="P15"><text:span text:style-name="T13">1x7= 7</text:span><text:span text:style-name="T13"><text:tab/></text:span><text:span text:style-name="T13">2x7=14</text:span><text:span text:style-name="T13"><text:tab/></text:span><text:span text:style-name="T13">3x7=21</text:span><text:span text:style-name="T13"><text:tab/></text:span></text:p>
          <text:p text:style-name="P15"><text:span text:style-name="T13">1x8= 8</text:span><text:span text:style-name="T13"><text:tab/></text:span><text:span text:style-name="T13">2x8=16</text:span><text:span text:style-name="T13"><text:tab/></text:span><text:span text:style-name="T13">3x8=24</text:span><text:span text:style-name="T13"><text:tab/></text:span></text:p>
          <text:p text:style-name="P15"><text:span text:style-name="T13">1x9= 9</text:span><text:span text:style-name="T13"><text:tab/></text:span><text:span text:style-name="T13">2x9=18</text:span><text:span text:style-name="T13"><text:tab/></text:span><text:span text:style-name="T13">3x9=27</text:span><text:span text:style-name="T13"><text:tab/></text:span></text:p>
          <text:p text:style-name="P15"><text:span text:style-name="T13"/></text:p>
          <text:p text:style-name="P15"><text:span text:style-name="T13">4x1= 4</text:span><text:span text:style-name="T13"><text:tab/></text:span><text:span text:style-name="T13">5x1= 5</text:span><text:span text:style-name="T13"><text:tab/></text:span><text:span text:style-name="T13">6x1= 6</text:span><text:span text:style-name="T13"><text:tab/></text:span></text:p>
          <text:p text:style-name="P15"><text:span text:style-name="T13">4x2= 8</text:span><text:span text:style-name="T13"><text:tab/></text:span><text:span text:style-name="T13">5x2=10</text:span><text:span text:style-name="T13"><text:tab/></text:span><text:span text:style-name="T13">6x2=12</text:span><text:span text:style-name="T13"><text:tab/></text:span></text:p>
          <text:p text:style-name="P15"><text:span text:style-name="T13">4x3=12</text:span><text:span text:style-name="T13"><text:tab/></text:span><text:span text:style-name="T13">5x3=15</text:span><text:span text:style-name="T13"><text:tab/></text:span><text:span text:style-name="T13">6x3=18</text:span><text:span text:style-name="T13"><text:tab/></text:span></text:p>
          <text:p text:style-name="P15"><text:span text:style-name="T13">4x4=16</text:span><text:span text:style-name="T13"><text:tab/></text:span><text:span text:style-name="T13">5x4=20</text:span><text:span text:style-name="T13"><text:tab/></text:span><text:span text:style-name="T13">6x4=24</text:span><text:span text:style-name="T13"><text:tab/></text:span></text:p>
          <text:p text:style-name="P15"><text:span text:style-name="T13">4x5=20</text:span><text:span text:style-name="T13"><text:tab/></text:span><text:span text:style-name="T13">5x5=25</text:span><text:span text:style-name="T13"><text:tab/></text:span><text:span text:style-name="T13">6x5=30</text:span><text:span text:style-name="T13"><text:tab/></text:span></text:p>
          <text:p text:style-name="P15"><text:span text:style-name="T13">4x6=24</text:span><text:span text:style-name="T13"><text:tab/></text:span><text:span text:style-name="T13">5x6=30</text:span><text:span text:style-name="T13"><text:tab/></text:span><text:span text:style-name="T13">6x6=36</text:span><text:span text:style-name="T13"><text:tab/></text:span></text:p>
          <text:p text:style-name="P15"><text:span text:style-name="T13">4x7=28</text:span><text:span text:style-name="T13"><text:tab/></text:span><text:span text:style-name="T13">5x7=35</text:span><text:span text:style-name="T13"><text:tab/></text:span><text:span text:style-name="T13">6x7=42</text:span><text:span text:style-name="T13"><text:tab/></text:span></text:p>
          <text:p text:style-name="P15"><text:span text:style-name="T13">4x8=32</text:span><text:span text:style-name="T13"><text:tab/></text:span><text:span text:style-name="T13">5x8=40</text:span><text:span text:style-name="T13"><text:tab/></text:span><text:span text:style-name="T13">6x8=48</text:span><text:span text:style-name="T13"><text:tab/></text:span></text:p>
          <text:p text:style-name="P15"><text:span text:style-name="T13">4x9=36</text:span><text:span text:style-name="T13"><text:tab/></text:span><text:span text:style-name="T13">5x9=45</text:span><text:span text:style-name="T13"><text:tab/></text:span><text:span text:style-name="T13">6x9=54</text:span><text:span text:style-name="T13"><text:tab/></text:span></text:p>
          <text:p text:style-name="P15"><text:span text:style-name="T13"/></text:p>
          <text:p text:style-name="P15"><text:span text:style-name="T13">7x1= 7</text:span><text:span text:style-name="T13"><text:tab/></text:span><text:span text:style-name="T13">8x1= 8</text:span><text:span text:style-name="T13"><text:tab/></text:span><text:span text:style-name="T13">9x1= 9</text:span><text:span text:style-name="T13"><text:tab/></text:span></text:p>
          <text:p text:style-name="P15"><text:span text:style-name="T13">7x2=14</text:span><text:span text:style-name="T13"><text:tab/></text:span><text:span text:style-name="T13">8x2=16</text:span><text:span text:style-name="T13"><text:tab/></text:span><text:span text:style-name="T13">9x2=18</text:span><text:span text:style-name="T13"><text:tab/></text:span></text:p>
          <text:p text:style-name="P15"><text:span text:style-name="T13">7x3=21</text:span><text:span text:style-name="T13"><text:tab/></text:span><text:span text:style-name="T13">8x3=24</text:span><text:span text:style-name="T13"><text:tab/></text:span><text:span text:style-name="T13">9x3=27</text:span><text:span text:style-name="T13"><text:tab/></text:span></text:p>
          <text:p text:style-name="P15"><text:span text:style-name="T13">7x4=28</text:span><text:span text:style-name="T13"><text:tab/></text:span><text:span text:style-name="T13">8x4=32</text:span><text:span text:style-name="T13"><text:tab/></text:span><text:span text:style-name="T13">9x4=36</text:span><text:span text:style-name="T13"><text:tab/></text:span></text:p>
          <text:p text:style-name="P15"><text:span text:style-name="T13">7x5=35</text:span><text:span text:style-name="T13"><text:tab/></text:span><text:span text:style-name="T13">8x5=40</text:span><text:span text:style-name="T13"><text:tab/></text:span><text:span text:style-name="T13">9x5=45</text:span><text:span text:style-name="T13"><text:tab/></text:span></text:p>
          <text:p text:style-name="P15"><text:span text:style-name="T13">7x6=42</text:span><text:span text:style-name="T13"><text:tab/></text:span><text:span text:style-name="T13">8x6=48</text:span><text:span text:style-name="T13"><text:tab/></text:span><text:span text:style-name="T13">9x6=54</text:span><text:span text:style-name="T13"><text:tab/></text:span></text:p>
          <text:p text:style-name="P15"><text:span text:style-name="T13">7x7=49</text:span><text:span text:style-name="T13"><text:tab/></text:span><text:span text:style-name="T13">8x7=56</text:span><text:span text:style-name="T13"><text:tab/></text:span><text:span text:style-name="T13">9x7=63</text:span><text:span text:style-name="T13"><text:tab/></text:span></text:p>
          <text:p text:style-name="P15"><text:span text:style-name="T13">7x8=56</text:span><text:span text:style-name="T13"><text:tab/></text:span><text:span text:style-name="T13">8x8=64</text:span><text:span text:style-name="T13"><text:tab/></text:span><text:span text:style-name="T13">9x8=72</text:span><text:span text:style-name="T13"><text:tab/></text:span></text:p>
          <text:p text:style-name="P15"><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usr/bin/bas</text:span></text:p>
          <text:p text:style-name="P18"><text:span text:style-name="T16">rem ./mt9x9.bas || bas mt9x9.bas</text:span></text:p>
          <text:p text:style-name="P18"><text:span text:style-name="T17"/></text:p>
          <text:p text:style-name="P18"><text:span text:style-name="T17">for i = 1 to 9 step 3</text:span></text:p>
          <text:p text:style-name="P18"><text:span text:style-name="T17"><text:s text:c="4"/></text:span><text:span text:style-name="T17">for j = 1 to 9</text:span></text:p>
          <text:p text:style-name="P18"><text:span text:style-name="T17"><text:s text:c="8"/></text:span><text:span text:style-name="T17">for k = i to i+2</text:span></text:p>
          <text:p text:style-name="P18"><text:span text:style-name="T17"><text:s text:c="12"/></text:span><text:span text:style-name="T17">print using "#x#=##"+chr$(9); k, j, k*j;</text:span></text:p>
          <text:p text:style-name="P18"><text:span text:style-name="T17"><text:s text:c="8"/></text:span><text:span text:style-name="T17">next k</text:span></text:p>
          <text:p text:style-name="P18"><text:span text:style-name="T17"><text:s text:c="8"/></text:span><text:span text:style-name="T17">print chr$(10);</text:span></text:p>
          <text:p text:style-name="P18"><text:span text:style-name="T17"><text:s text:c="4"/></text:span><text:span text:style-name="T17">next j</text:span></text:p>
          <text:p text:style-name="P18"><text:span text:style-name="T17"><text:s text:c="4"/></text:span><text:span text:style-name="T17">print</text:span></text:p>
          <text:p text:style-name="P18"><text:span text:style-name="T17">next i</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rexx</text:span></text:p>
          <text:p text:style-name="P18"><text:span text:style-name="T16">-- ./mt9x9.rex || rexx mt9x9.rex</text:span></text:p>
          <text:p text:style-name="P18"><text:span text:style-name="T18"/></text:p>
          <text:p text:style-name="P18"><text:span text:style-name="T17">loop i = 1 to 9 by 3</text:span></text:p>
          <text:p text:style-name="P18"><text:span text:style-name="T17"><text:s text:c="4"/></text:span><text:span text:style-name="T17">loop j = 1 to 9</text:span></text:p>
          <text:p text:style-name="P18"><text:span text:style-name="T17"><text:s text:c="8"/></text:span><text:span text:style-name="T17">loop k = i to i+2</text:span></text:p>
          <text:p text:style-name="P18"><text:span text:style-name="T17"><text:s text:c="12"/></text:span><text:span text:style-name="T17">.output~charout(k"x"j"="format(k*j, 2)"09"x)</text:span></text:p>
          <text:p text:style-name="P18"><text:span text:style-name="T17"><text:s text:c="8"/></text:span><text:span text:style-name="T17">end</text:span></text:p>
          <text:p text:style-name="P18"><text:span text:style-name="T17"><text:s text:c="8"/></text:span><text:span text:style-name="T17">.output~charout("0a"x)</text:span></text:p>
          <text:p text:style-name="P18"><text:span text:style-name="T17"><text:s text:c="4"/></text:span><text:span text:style-name="T17">end</text:span></text:p>
          <text:p text:style-name="P18"><text:span text:style-name="T17"><text:s text:c="4"/></text:span><text:span text:style-name="T17">say</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5cm" svg:height="1.759cm" svg:x="17cm" svg:y="4.8cm">
          <draw:text-box>
            <text:p><text:span text:style-name="T19">REXX</text:span></text:p>
          </draw:text-box>
        </draw:frame>
        <draw:frame draw:style-name="gr7" draw:text-style-name="P20" draw:layer="layout" svg:width="4.6cm" svg:height="1.759cm" svg:x="4.8cm" svg:y="4.801cm">
          <draw:text-box>
            <text:p><text:span text:style-name="T19">BASIC</text:span></text:p>
          </draw:text-box>
        </draw:frame>
        <presentation:notes draw:style-name="dp2">
          <draw:page-thumbnail draw:style-name="gr4" draw:layer="layout" svg:width="12.696cm" svg:height="9.522cm" svg:x="3.175cm" svg:y="1.904cm" draw:page-number="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2" draw:layer="layout" svg:width="11.2cm" svg:height="11.4cm" svg:x="1.2cm" svg:y="6.8cm">
          <text:p text:style-name="P21"><text:span text:style-name="T20">*&gt; cobc -Fx mt9x9.cob &amp;&amp; ./mt9x9 || cobc -Fxj mt9x9.cob</text:span></text:p>
          <text:p text:style-name="P21"><text:span text:style-name="T21"/></text:p>
          <text:p text:style-name="P21"><text:span text:style-name="T22">identification division.</text:span></text:p>
          <text:p text:style-name="P21"><text:span text:style-name="T22">program-id. mt9x9.</text:span></text:p>
          <text:p text:style-name="P21"><text:span text:style-name="T22">data division.</text:span></text:p>
          <text:p text:style-name="P21"><text:span text:style-name="T22">working-storage section.</text:span></text:p>
          <text:p text:style-name="P21"><text:span text:style-name="T22">01 i pic 9.</text:span></text:p>
          <text:p text:style-name="P21"><text:span text:style-name="T22">01 j pic 9.</text:span></text:p>
          <text:p text:style-name="P21"><text:span text:style-name="T22">01 k pic 9.</text:span></text:p>
          <text:p text:style-name="P21"><text:span text:style-name="T22">01 l pic 9.</text:span></text:p>
          <text:p text:style-name="P21"><text:span text:style-name="T22">01 kj pic z9.</text:span></text:p>
          <text:p text:style-name="P21"><text:span text:style-name="T22">procedure division.</text:span></text:p>
          <text:p text:style-name="P21"><text:span text:style-name="T22">perform varying i from 0 by 3 until i greater than 8</text:span></text:p>
          <text:p text:style-name="P21"><text:span text:style-name="T22"><text:s text:c="4"/></text:span><text:span text:style-name="T22">perform with test after varying j from 1 by 1 until j equal 9</text:span></text:p>
          <text:p text:style-name="P21"><text:span text:style-name="T22"><text:s text:c="8"/></text:span><text:span text:style-name="T22">perform varying l from 1 by 1 until l greater than 3</text:span></text:p>
          <text:p text:style-name="P21"><text:span text:style-name="T22"><text:s text:c="12"/></text:span><text:span text:style-name="T22">add i l giving k</text:span></text:p>
          <text:p text:style-name="P21"><text:span text:style-name="T22"><text:s text:c="12"/></text:span><text:span text:style-name="T22">multiply k by j giving kj</text:span></text:p>
          <text:p text:style-name="P21"><text:span text:style-name="T22"><text:s text:c="12"/></text:span><text:span text:style-name="T22">display k "x" j "=" kj x"09" with no advancing</text:span></text:p>
          <text:p text:style-name="P21"><text:span text:style-name="T22"><text:s text:c="8"/></text:span><text:span text:style-name="T22">end-perform</text:span></text:p>
          <text:p text:style-name="P21"><text:span text:style-name="T22"><text:s text:c="8"/></text:span><text:span text:style-name="T22">display x"0a" with no advancing</text:span></text:p>
          <text:p text:style-name="P21"><text:span text:style-name="T22"><text:s text:c="4"/></text:span><text:span text:style-name="T22">end-perform</text:span></text:p>
          <text:p text:style-name="P21"><text:span text:style-name="T22"><text:s text:c="4"/></text:span><text:span text:style-name="T22">display x"00"</text:span></text:p>
          <text:p text:style-name="P21"><text:span text:style-name="T22">end-perform</text:span></text:p>
          <text:p text:style-name="P21"><text:span text:style-name="T22">stop ru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151cm" svg:y="6.8cm">
          <text:p text:style-name="P23"><text:span text:style-name="T16">% gplc mt9x9.prolog &amp;&amp; ./mt9x9</text:span></text:p>
          <text:p text:style-name="P24"><text:span text:style-name="T23"/></text:p>
          <text:p text:style-name="P24"><text:span text:style-name="T24">:- initialization(main).</text:span></text:p>
          <text:p text:style-name="P24"><text:span text:style-name="T24">print_segment(I,J,K) :-</text:span></text:p>
          <text:p text:style-name="P24"><text:span text:style-name="T24"><text:s text:c="4"/></text:span><text:span text:style-name="T24">K &lt; I+3 -&gt; (</text:span></text:p>
          <text:p text:style-name="P24"><text:span text:style-name="T24"><text:s text:c="8"/></text:span><text:span text:style-name="T24">format('%dx%d=%2d\t',[K,J,K*J]),</text:span></text:p>
          <text:p text:style-name="P24"><text:span text:style-name="T24"><text:s text:c="8"/></text:span><text:span text:style-name="T24">K1 is K+1, print_segment(I,J,K1)</text:span></text:p>
          <text:p text:style-name="P24"><text:span text:style-name="T24"><text:s text:c="4"/></text:span><text:span text:style-name="T24">); format('~n',[]).</text:span></text:p>
          <text:p text:style-name="P24"><text:span text:style-name="T24">print_line(I,J) :-</text:span></text:p>
          <text:p text:style-name="P24"><text:span text:style-name="T24"><text:s text:c="4"/></text:span><text:span text:style-name="T24">J &lt; 10 -&gt; (</text:span></text:p>
          <text:p text:style-name="P24"><text:span text:style-name="T24"><text:s text:c="8"/></text:span><text:span text:style-name="T24">K is I, print_segment(I,J,K),</text:span></text:p>
          <text:p text:style-name="P24"><text:span text:style-name="T24"><text:s text:c="8"/></text:span><text:span text:style-name="T24">J1 is J+1, print_line(I,J1)</text:span></text:p>
          <text:p text:style-name="P24"><text:span text:style-name="T24"><text:s text:c="4"/></text:span><text:span text:style-name="T24">); nl.</text:span></text:p>
          <text:p text:style-name="P24"><text:span text:style-name="T24">print_block(I) :-</text:span></text:p>
          <text:p text:style-name="P24"><text:span text:style-name="T24"><text:s text:c="4"/></text:span><text:span text:style-name="T24">I &lt; 4 -&gt; (</text:span></text:p>
          <text:p text:style-name="P24"><text:span text:style-name="T24"><text:s text:c="8"/></text:span><text:span text:style-name="T24">I1 is I*3-2, print_line(I1,1),</text:span></text:p>
          <text:p text:style-name="P24"><text:span text:style-name="T24"><text:s text:c="8"/></text:span><text:span text:style-name="T24">I2 is I+1, print_block(I2)</text:span></text:p>
          <text:p text:style-name="P24"><text:span text:style-name="T24"><text:s text:c="4"/></text:span><text:span text:style-name="T24">); halt.</text:span></text:p>
          <text:p text:style-name="P24"><text:span text:style-name="T24">main :-</text:span></text:p>
          <text:p text:style-name="P24"><text:span text:style-name="T24"><text:s text:c="4"/></text:span><text:span text:style-name="T24">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6cm" svg:y="4.8cm">
          <draw:text-box>
            <text:p><text:span text:style-name="T19">Prolog</text:span></text:p>
          </draw:text-box>
        </draw:frame>
        <draw:frame draw:style-name="gr7" draw:text-style-name="P20" draw:layer="layout" svg:width="5cm" svg:height="1.759cm" svg:x="4.7cm" svg:y="4.801cm">
          <draw:text-box>
            <text:p><text:span text:style-name="T19">COBOL</text:span></text:p>
          </draw:text-box>
        </draw:frame>
        <presentation:notes draw:style-name="dp2">
          <draw:page-thumbnail draw:style-name="gr4" draw:layer="layout" svg:width="12.696cm" svg:height="9.522cm" svg:x="3.175cm" svg:y="1.904cm" draw:page-number="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comment awe mt9x9.alw -o mt9x9 &amp;&amp; ./mt9x9 ;</text:span></text:p>
          <text:p text:style-name="P18"><text:span text:style-name="T25"/></text:p>
          <text:p text:style-name="P18"><text:span text:style-name="T17">begin</text:span></text:p>
          <text:p text:style-name="P18"><text:span text:style-name="T17"><text:s text:c="4"/></text:span><text:span text:style-name="T17">for i := 1 step 3 until 9 do begin</text:span></text:p>
          <text:p text:style-name="P18"><text:span text:style-name="T17"><text:s text:c="8"/></text:span><text:span text:style-name="T17">for j := 1 until 9 do begin</text:span></text:p>
          <text:p text:style-name="P18"><text:span text:style-name="T17"><text:s text:c="12"/></text:span><text:span text:style-name="T17">for k := i, i+1, i+2 do begin</text:span></text:p>
          <text:p text:style-name="P18"><text:span text:style-name="T17"><text:s text:c="16"/></text:span><text:span text:style-name="T17">writeon(i_w := 1, s_w := 0, k, "x", j, "=");</text:span></text:p>
          <text:p text:style-name="P18"><text:span text:style-name="T17"><text:s text:c="16"/></text:span><text:span text:style-name="T17">writeon(i_w := 2, s_w := 2, k*j)</text:span></text:p>
          <text:p text:style-name="P18"><text:span text:style-name="T17"><text:s text:c="12"/></text:span><text:span text:style-name="T17">end k;</text:span></text:p>
          <text:p text:style-name="P18"><text:span text:style-name="T17"><text:s text:c="12"/></text:span><text:span text:style-name="T17">write(code(0))</text:span></text:p>
          <text:p text:style-name="P18"><text:span text:style-name="T17"><text:s text:c="8"/></text:span><text:span text:style-name="T17">end j;</text:span></text:p>
          <text:p text:style-name="P18"><text:span text:style-name="T17"><text:s text:c="8"/></text:span><text:span text:style-name="T17">write()</text:span></text:p>
          <text:p text:style-name="P18"><text:span text:style-name="T17"><text:s text:c="4"/></text:span><text:span text:style-name="T17">end i</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7" draw:layer="layout" svg:width="11.2cm" svg:height="11.4cm" svg:x="13.151cm" svg:y="6.8cm">
          <text:p text:style-name="P26"><text:span text:style-name="T16">% cim mt9x9.sim &amp;&amp; ./mt9x9</text:span></text:p>
          <text:p text:style-name="P26"><text:span text:style-name="T25"/></text:p>
          <text:p text:style-name="P26"><text:span text:style-name="T17">Begin</text:span></text:p>
          <text:p text:style-name="P26"><text:span text:style-name="T17"><text:s text:c="4"/></text:span><text:span text:style-name="T17">Integer i, j, k;</text:span></text:p>
          <text:p text:style-name="P26"><text:span text:style-name="T17"><text:s text:c="4"/></text:span><text:span text:style-name="T17">For i := 1 Step 3 Until 9 Do Begin</text:span></text:p>
          <text:p text:style-name="P26"><text:span text:style-name="T17"><text:s text:c="8"/></text:span><text:span text:style-name="T17">For j := 1 Step 1 Until 9 Do Begin</text:span></text:p>
          <text:p text:style-name="P26"><text:span text:style-name="T17"><text:s text:c="12"/></text:span><text:span text:style-name="T17">For k := i Step 1 Until i+2 Do Begin</text:span></text:p>
          <text:p text:style-name="P26"><text:span text:style-name="T17"><text:s text:c="16"/></text:span><text:span text:style-name="T17">OutInt(k, 0);</text:span></text:p>
          <text:p text:style-name="P26"><text:span text:style-name="T17"><text:s text:c="16"/></text:span><text:span text:style-name="T17">OutText("x");</text:span></text:p>
          <text:p text:style-name="P26"><text:span text:style-name="T17"><text:s text:c="16"/></text:span><text:span text:style-name="T17">OutInt(j, 0);</text:span></text:p>
          <text:p text:style-name="P26"><text:span text:style-name="T17"><text:s text:c="16"/></text:span><text:span text:style-name="T17">OutText("=");</text:span></text:p>
          <text:p text:style-name="P26"><text:span text:style-name="T17"><text:s text:c="16"/></text:span><text:span text:style-name="T17">OutInt(k*j, 2);</text:span></text:p>
          <text:p text:style-name="P26"><text:span text:style-name="T17"><text:s text:c="16"/></text:span><text:span text:style-name="T17">OutText("!9!")</text:span></text:p>
          <text:p text:style-name="P26"><text:span text:style-name="T17"><text:s text:c="12"/></text:span><text:span text:style-name="T17">End;</text:span></text:p>
          <text:p text:style-name="P26"><text:span text:style-name="T17"><text:s text:c="12"/></text:span><text:span text:style-name="T17">OutImage</text:span></text:p>
          <text:p text:style-name="P26"><text:span text:style-name="T17"><text:s text:c="8"/></text:span><text:span text:style-name="T17">End;</text:span></text:p>
          <text:p text:style-name="P26"><text:span text:style-name="T17"><text:s text:c="8"/></text:span><text:span text:style-name="T17">OutImage</text:span></text:p>
          <text:p text:style-name="P26"><text:span text:style-name="T17"><text:s text:c="4"/></text:span><text:span text:style-name="T17">End</text:span></text:p>
          <text:p text:style-name="P26"><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7cm" svg:y="4.8cm">
          <draw:text-box>
            <text:p><text:span text:style-name="T19">Simula</text:span></text:p>
          </draw:text-box>
        </draw:frame>
        <draw:frame draw:style-name="gr7" draw:text-style-name="P20" draw:layer="layout" svg:width="3.7cm" svg:height="1.759cm" svg:x="5.4cm" svg:y="4.801cm">
          <draw:text-box>
            <text:p><text:span text:style-name="T19">Algol</text:span></text:p>
          </draw:text-box>
        </draw:frame>
        <presentation:notes draw:style-name="dp2">
          <draw:page-thumbnail draw:style-name="gr4" draw:layer="layout" svg:width="12.696cm" svg:height="9.522cm" svg:x="3.175cm" svg:y="1.904cm" draw:page-number="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9" draw:layer="layout" svg:width="11.2cm" svg:height="11.4cm" svg:x="1.2cm" svg:y="6.8cm">
          <text:p text:style-name="P28"><text:span text:style-name="T16">(* obnc mt9x9.obn &amp;&amp; ./mt9x9 *)</text:span></text:p>
          <text:p text:style-name="P28"><text:span text:style-name="T23"/></text:p>
          <text:p text:style-name="P28"><text:span text:style-name="T24">MODULE mt9x9;</text:span></text:p>
          <text:p text:style-name="P28"><text:span text:style-name="T24"><text:s text:c="4"/></text:span><text:span text:style-name="T24">IMPORT Out;</text:span></text:p>
          <text:p text:style-name="P28"><text:span text:style-name="T24"><text:s text:c="4"/></text:span><text:span text:style-name="T24">VAR i, j, k : INTEGER;</text:span></text:p>
          <text:p text:style-name="P28"><text:span text:style-name="T24">BEGIN</text:span></text:p>
          <text:p text:style-name="P28"><text:span text:style-name="T24"><text:s text:c="4"/></text:span><text:span text:style-name="T24">FOR i := 1 TO 9 BY 3 DO</text:span></text:p>
          <text:p text:style-name="P28"><text:span text:style-name="T24"><text:s text:c="8"/></text:span><text:span text:style-name="T24">FOR j := 1 TO 9 DO</text:span></text:p>
          <text:p text:style-name="P28"><text:span text:style-name="T24"><text:s text:c="12"/></text:span><text:span text:style-name="T24">FOR k := i TO i+2 DO</text:span></text:p>
          <text:p text:style-name="P28"><text:span text:style-name="T24"><text:s text:c="15"/></text:span><text:span text:style-name="T24">Out.Int(k,1);</text:span></text:p>
          <text:p text:style-name="P28"><text:span text:style-name="T24"><text:s text:c="15"/></text:span><text:span text:style-name="T24">Out.String("x");</text:span></text:p>
          <text:p text:style-name="P28"><text:span text:style-name="T24"><text:s text:c="15"/></text:span><text:span text:style-name="T24">Out.Int(j,1);</text:span></text:p>
          <text:p text:style-name="P28"><text:span text:style-name="T24"><text:s text:c="15"/></text:span><text:span text:style-name="T24">Out.String("=");</text:span></text:p>
          <text:p text:style-name="P28"><text:span text:style-name="T24"><text:s text:c="15"/></text:span><text:span text:style-name="T24">Out.Int(k*j,2);</text:span></text:p>
          <text:p text:style-name="P28"><text:span text:style-name="T24"><text:s text:c="15"/></text:span><text:span text:style-name="T24">Out.Char(09X)</text:span></text:p>
          <text:p text:style-name="P28"><text:span text:style-name="T24"><text:s text:c="12"/></text:span><text:span text:style-name="T24">END;</text:span></text:p>
          <text:p text:style-name="P28"><text:span text:style-name="T24"><text:s text:c="12"/></text:span><text:span text:style-name="T24">Out.Char(0AX)</text:span></text:p>
          <text:p text:style-name="P28"><text:span text:style-name="T24"><text:s text:c="8"/></text:span><text:span text:style-name="T24">END;</text:span></text:p>
          <text:p text:style-name="P28"><text:span text:style-name="T24"><text:s text:c="8"/></text:span><text:span text:style-name="T24">Out.Ln</text:span></text:p>
          <text:p text:style-name="P28"><text:span text:style-name="T24"><text:s text:c="4"/></text:span><text:span text:style-name="T24">END</text:span></text:p>
          <text:p text:style-name="P28"><text:span text:style-name="T24">END mt9x9.</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5" draw:layer="layout" svg:width="11.2cm" svg:height="11.4cm" svg:x="13.151cm" svg:y="6.8cm">
          <text:p text:style-name="P30"><text:span text:style-name="T16">(* m2c -all mt9x9.mod -o mt9x9 &amp;&amp; ./mt9x9 *)</text:span></text:p>
          <text:p text:style-name="P30"><text:span text:style-name="T23"/></text:p>
          <text:p text:style-name="P30"><text:span text:style-name="T24">MODULE mt9x9;</text:span></text:p>
          <text:p text:style-name="P30"><text:span text:style-name="T24">IMPORT InOut;</text:span></text:p>
          <text:p text:style-name="P30"><text:span text:style-name="T24">VAR</text:span></text:p>
          <text:p text:style-name="P30"><text:span text:style-name="T24"><text:s text:c="2"/></text:span><text:span text:style-name="T24">i, j, k: CARDINAL;</text:span></text:p>
          <text:p text:style-name="P30"><text:span text:style-name="T24">BEGIN</text:span></text:p>
          <text:p text:style-name="P30"><text:span text:style-name="T24"><text:s text:c="4"/></text:span><text:span text:style-name="T24">FOR i:=1 TO 9 BY 3 DO</text:span></text:p>
          <text:p text:style-name="P30"><text:span text:style-name="T24"><text:s text:c="8"/></text:span><text:span text:style-name="T24">FOR j:=1 TO 9 DO</text:span></text:p>
          <text:p text:style-name="P30"><text:span text:style-name="T24"><text:s text:c="12"/></text:span><text:span text:style-name="T24">FOR k:=i TO i+2 DO</text:span></text:p>
          <text:p text:style-name="P30"><text:span text:style-name="T24"><text:s text:c="16"/></text:span><text:span text:style-name="T24">InOut.WriteInt(k, 1);</text:span></text:p>
          <text:p text:style-name="P30"><text:span text:style-name="T24"><text:s text:c="16"/></text:span><text:span text:style-name="T24">InOut.Write('x');</text:span></text:p>
          <text:p text:style-name="P30"><text:span text:style-name="T24"><text:s text:c="16"/></text:span><text:span text:style-name="T24">InOut.WriteInt(j, 1);</text:span></text:p>
          <text:p text:style-name="P30"><text:span text:style-name="T24"><text:s text:c="16"/></text:span><text:span text:style-name="T24">InOut.Write('=');</text:span></text:p>
          <text:p text:style-name="P30"><text:span text:style-name="T24"><text:s text:c="16"/></text:span><text:span text:style-name="T24">InOut.WriteInt(k*j, 2);</text:span></text:p>
          <text:p text:style-name="P30"><text:span text:style-name="T24"><text:s text:c="16"/></text:span><text:span text:style-name="T24">InOut.Write(11C);</text:span></text:p>
          <text:p text:style-name="P30"><text:span text:style-name="T24"><text:s text:c="12"/></text:span><text:span text:style-name="T24">END;</text:span></text:p>
          <text:p text:style-name="P30"><text:span text:style-name="T24"><text:s text:c="12"/></text:span><text:span text:style-name="T24">InOut.Write(12C);</text:span></text:p>
          <text:p text:style-name="P30"><text:span text:style-name="T24"><text:s text:c="8"/></text:span><text:span text:style-name="T24">END;</text:span></text:p>
          <text:p text:style-name="P30"><text:span text:style-name="T24"><text:s text:c="8"/></text:span><text:span text:style-name="T24">InOut.WriteLn;</text:span></text:p>
          <text:p text:style-name="P30"><text:span text:style-name="T24"><text:s text:c="4"/></text:span><text:span text:style-name="T24">END;</text:span></text:p>
          <text:p text:style-name="P30"><text:span text:style-name="T24">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5.9cm" svg:y="4.8cm">
          <draw:text-box>
            <text:p><text:span text:style-name="T19">Modula-2</text:span></text:p>
          </draw:text-box>
        </draw:frame>
        <draw:frame draw:style-name="gr7" draw:text-style-name="P20" draw:layer="layout" svg:width="5.1cm" svg:height="1.759cm" svg:x="4.7cm" svg:y="4.801cm">
          <draw:text-box>
            <text:p><text:span text:style-name="T19">Oberon</text:span></text:p>
          </draw:text-box>
        </draw:frame>
        <presentation:notes draw:style-name="dp2">
          <draw:page-thumbnail draw:style-name="gr4" draw:layer="layout" svg:width="12.696cm" svg:height="9.522cm" svg:x="3.175cm" svg:y="1.904cm" draw:page-number="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32" draw:layer="layout" svg:width="11.2cm" svg:height="11.4cm" svg:x="1.2cm" svg:y="6.8cm">
          <text:p text:style-name="P31"><text:span text:style-name="T16">-- gnat make mt9x9.adb &amp;&amp; ./mt9x9</text:span></text:p>
          <text:p text:style-name="P31"><text:span text:style-name="T25"/></text:p>
          <text:p text:style-name="P31"><text:span text:style-name="T17">with Ada.Text_IO; use Ada.Text_IO;</text:span></text:p>
          <text:p text:style-name="P31"><text:span text:style-name="T17">procedure mt9x9 is</text:span></text:p>
          <text:p text:style-name="P31"><text:span text:style-name="T17"><text:s text:c="4"/></text:span><text:span text:style-name="T17">package IO is new Integer_IO (Integer); use IO;</text:span></text:p>
          <text:p text:style-name="P31"><text:span text:style-name="T17"><text:s text:c="4"/></text:span><text:span text:style-name="T17">V : array (1..3) of Integer := (1, 4, 7);</text:span></text:p>
          <text:p text:style-name="P31"><text:span text:style-name="T17">begin</text:span></text:p>
          <text:p text:style-name="P31"><text:span text:style-name="T17"><text:s text:c="4"/></text:span><text:span text:style-name="T17">for i of V loop</text:span></text:p>
          <text:p text:style-name="P31"><text:span text:style-name="T17"><text:s text:c="8"/></text:span><text:span text:style-name="T17">for j in 1..9 loop</text:span></text:p>
          <text:p text:style-name="P31"><text:span text:style-name="T17"><text:s text:c="12"/></text:span><text:span text:style-name="T17">for k in i..i+2 loop</text:span></text:p>
          <text:p text:style-name="P31"><text:span text:style-name="T17"><text:s text:c="16"/></text:span><text:span text:style-name="T17">Put (k, Width =&gt; 1); Put ("x"); Put (j, Width =&gt; 1);</text:span></text:p>
          <text:p text:style-name="P31"><text:span text:style-name="T17"><text:s text:c="16"/></text:span><text:span text:style-name="T17">Put ("="); Put (k*j, Width =&gt; 2); Put (ASCII.HT);</text:span></text:p>
          <text:p text:style-name="P31"><text:span text:style-name="T17"><text:s text:c="12"/></text:span><text:span text:style-name="T17">end loop;</text:span></text:p>
          <text:p text:style-name="P31"><text:span text:style-name="T17"><text:s text:c="12"/></text:span><text:span text:style-name="T17">Put_Line ("");</text:span></text:p>
          <text:p text:style-name="P31"><text:span text:style-name="T17"><text:s text:c="8"/></text:span><text:span text:style-name="T17">end loop;</text:span></text:p>
          <text:p text:style-name="P31"><text:span text:style-name="T17"><text:s text:c="8"/></text:span><text:span text:style-name="T17">New_Line;</text:span></text:p>
          <text:p text:style-name="P31"><text:span text:style-name="T17"><text:s text:c="4"/></text:span><text:span text:style-name="T17">end loop;</text:span></text:p>
          <text:p text:style-name="P31"><text:span text:style-name="T17">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4" draw:layer="layout" svg:width="11.2cm" svg:height="11.4cm" svg:x="13.151cm" svg:y="6.8cm">
          <text:p text:style-name="P33"><text:span text:style-name="T16">{ fpc mt9x9.pas &amp;&amp; ./mt9x9 }</text:span></text:p>
          <text:p text:style-name="P33"><text:span text:style-name="T25"/></text:p>
          <text:p text:style-name="P33"><text:span text:style-name="T17">program mt9x9;</text:span></text:p>
          <text:p text:style-name="P33"><text:span text:style-name="T17">uses SysUtils;</text:span></text:p>
          <text:p text:style-name="P33"><text:span text:style-name="T17">var</text:span></text:p>
          <text:p text:style-name="P33"><text:span text:style-name="T17"><text:s text:c="4"/></text:span><text:span text:style-name="T17">i, j, k : Integer;</text:span></text:p>
          <text:p text:style-name="P33"><text:span text:style-name="T17">begin</text:span></text:p>
          <text:p text:style-name="P33"><text:span text:style-name="T17"><text:s text:c="4"/></text:span><text:span text:style-name="T17">for i in [1, 4, 7] do</text:span></text:p>
          <text:p text:style-name="P33"><text:span text:style-name="T17"><text:s text:c="4"/></text:span><text:span text:style-name="T17">begin</text:span></text:p>
          <text:p text:style-name="P33"><text:span text:style-name="T17"><text:s text:c="8"/></text:span><text:span text:style-name="T17">for j := 1 to 9 do</text:span></text:p>
          <text:p text:style-name="P33"><text:span text:style-name="T17"><text:s text:c="8"/></text:span><text:span text:style-name="T17">begin</text:span></text:p>
          <text:p text:style-name="P33"><text:span text:style-name="T17"><text:s text:c="12"/></text:span><text:span text:style-name="T17">for k := i to i+2 do</text:span></text:p>
          <text:p text:style-name="P33"><text:span text:style-name="T17"><text:s text:c="12"/></text:span><text:span text:style-name="T17">begin</text:span></text:p>
          <text:p text:style-name="P33"><text:span text:style-name="T17"><text:s text:c="16"/></text:span><text:span text:style-name="T17">Write(Format('%dx%d=%2d'#9, [k, j, k*j]));</text:span></text:p>
          <text:p text:style-name="P33"><text:span text:style-name="T17"><text:s text:c="12"/></text:span><text:span text:style-name="T17">end;</text:span></text:p>
          <text:p text:style-name="P33"><text:span text:style-name="T17"><text:s text:c="12"/></text:span><text:span text:style-name="T17">Write(#10);</text:span></text:p>
          <text:p text:style-name="P33"><text:span text:style-name="T17"><text:s text:c="8"/></text:span><text:span text:style-name="T17">end;</text:span></text:p>
          <text:p text:style-name="P33"><text:span text:style-name="T17"><text:s text:c="8"/></text:span><text:span text:style-name="T17">Writeln;</text:span></text:p>
          <text:p text:style-name="P33"><text:span text:style-name="T17"><text:s text:c="4"/></text:span><text:span text:style-name="T17">end;</text:span></text:p>
          <text:p text:style-name="P33"><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9">Pascal</text:span></text:p>
          </draw:text-box>
        </draw:frame>
        <draw:frame draw:style-name="gr7" draw:text-style-name="P20" draw:layer="layout" svg:width="3cm" svg:height="1.759cm" svg:x="5.5cm" svg:y="4.801cm">
          <draw:text-box>
            <text:p><text:span text:style-name="T19">Ada</text:span></text:p>
          </draw:text-box>
        </draw:frame>
        <presentation:notes draw:style-name="dp2">
          <draw:page-thumbnail draw:style-name="gr4" draw:layer="layout" svg:width="12.696cm" svg:height="9.522cm" svg:x="3.175cm" svg:y="1.904cm" draw:page-number="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36" draw:layer="layout" svg:width="11.2cm" svg:height="11.4cm" svg:x="1.2cm" svg:y="6.8cm">
          <text:p text:style-name="P35"><text:span text:style-name="T20">#!/usr/bin/mumps</text:span></text:p>
          <text:p text:style-name="P35"><text:span text:style-name="T20">; ./mt9x9.mps || mumps mt9x9.mps</text:span></text:p>
          <text:p text:style-name="P35"><text:span text:style-name="T21"/></text:p>
          <text:p text:style-name="P35"><text:span text:style-name="T24">mt9x9</text:span></text:p>
          <text:p text:style-name="P35"><text:span text:style-name="T24"><text:s/></text:span><text:span text:style-name="T24">for i=1:3:9 do</text:span></text:p>
          <text:p text:style-name="P35"><text:span text:style-name="T24"><text:s/></text:span><text:span text:style-name="T24">. for j=1:1:9 do</text:span></text:p>
          <text:p text:style-name="P35"><text:span text:style-name="T24"><text:s/></text:span><text:span text:style-name="T24">.. for k=i,i+1,i+2 do</text:span></text:p>
          <text:p text:style-name="P35"><text:span text:style-name="T24"><text:s/></text:span><text:span text:style-name="T24">... write k,"x",j,"=",$justify(k*j,2),$char(9)</text:span></text:p>
          <text:p text:style-name="P35"><text:span text:style-name="T24"><text:s/></text:span><text:span text:style-name="T24">.. write $char(10)</text:span></text:p>
          <text:p text:style-name="P35"><text:span text:style-name="T24"><text:s/></text:span><text:span text:style-name="T24">. 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fortran mt9x9.f90 -o mt9x9 &amp;&amp; ./mt9x9</text:span></text:p>
          <text:p text:style-name="P18"><text:span text:style-name="T25"/></text:p>
          <text:p text:style-name="P18"><text:span text:style-name="T17">program mt9x9</text:span></text:p>
          <text:p text:style-name="P18"><text:span text:style-name="T17"><text:s text:c="4"/></text:span><text:span text:style-name="T17">implicit none</text:span></text:p>
          <text:p text:style-name="P18"><text:span text:style-name="T17"><text:s text:c="4"/></text:span><text:span text:style-name="T17">integer :: i, j, k</text:span></text:p>
          <text:p text:style-name="P18"><text:span text:style-name="T17"><text:s text:c="4"/></text:span><text:span text:style-name="T17">character(len=24) :: format</text:span></text:p>
          <text:p text:style-name="P18"><text:span text:style-name="T17"><text:s text:c="4"/></text:span><text:span text:style-name="T17">do i = 1, 9, 3</text:span></text:p>
          <text:p text:style-name="P18"><text:span text:style-name="T17"><text:s text:c="4"/></text:span><text:span text:style-name="T17">format = "(3(i1, a, i1, a, i2, a))"</text:span></text:p>
          <text:p text:style-name="P18"><text:span text:style-name="T17"><text:s text:c="4"/></text:span><text:span text:style-name="T17">write(*,format) ((k, 'x', j, '=', k*j, char(9), k = i, i+2), j = 1, 9)</text:span></text:p>
          <text:p text:style-name="P18"><text:span text:style-name="T17"><text:s text:c="4"/></text:span><text:span text:style-name="T17">write(*,*) </text:span></text:p>
          <text:p text:style-name="P18"><text:span text:style-name="T17"><text:s text:c="4"/></text:span><text:span text:style-name="T17">end do</text:span></text:p>
          <text:p text:style-name="P18"><text:span text:style-name="T17">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9">Fortran</text:span></text:p>
          </draw:text-box>
        </draw:frame>
        <draw:frame draw:style-name="gr7" draw:text-style-name="P20" draw:layer="layout" svg:width="5.6cm" svg:height="1.759cm" svg:x="4.5cm" svg:y="4.801cm">
          <draw:text-box>
            <text:p><text:span text:style-name="T19">MUMPS</text:span></text:p>
          </draw:text-box>
        </draw:frame>
        <presentation:notes draw:style-name="dp2">
          <draw:page-thumbnail draw:style-name="gr4" draw:layer="layout" svg:width="12.696cm" svg:height="9.522cm" svg:x="3.175cm" svg:y="1.904cm" draw:page-number="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38" draw:layer="layout" svg:width="11.2cm" svg:height="11.4cm" svg:x="1.2cm" svg:y="6.8cm">
          <text:p text:style-name="P37"><text:span text:style-name="T16">#!/usr/bin/ocaml</text:span></text:p>
          <text:p text:style-name="P37"><text:span text:style-name="T16">(* ./mt9x9.ml || ocaml mt9x9.ml *)</text:span></text:p>
          <text:p text:style-name="P37"><text:span text:style-name="T23"/></text:p>
          <text:p text:style-name="P37"><text:span text:style-name="T24">for i = 1 to 3 do</text:span></text:p>
          <text:p text:style-name="P37"><text:span text:style-name="T24"><text:s text:c="4"/></text:span><text:span text:style-name="T24">for j = 1 to 9 do</text:span></text:p>
          <text:p text:style-name="P37"><text:span text:style-name="T24"><text:s text:c="8"/></text:span><text:span text:style-name="T24">for k = i*3-2 to i*3 do</text:span></text:p>
          <text:p text:style-name="P37"><text:span text:style-name="T26"><text:s text:c="12"/></text:span><text:span text:style-name="T24">Printf.printf "%dx%d=%2d\t" k j (k*j)</text:span></text:p>
          <text:p text:style-name="P37"><text:span text:style-name="T24"><text:s text:c="8"/></text:span><text:span text:style-name="T24">done;</text:span></text:p>
          <text:p text:style-name="P37"><text:span text:style-name="T24"><text:s text:c="8"/></text:span><text:span text:style-name="T24">print_string "\n"</text:span></text:p>
          <text:p text:style-name="P37"><text:span text:style-name="T24"><text:s text:c="4"/></text:span><text:span text:style-name="T24">done;</text:span></text:p>
          <text:p text:style-name="P37"><text:span text:style-name="T24"><text:s text:c="4"/></text:span><text:span text:style-name="T24">print_newline()</text:span></text:p>
          <text:p text:style-name="P37"><text:span text:style-name="T24">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1" draw:layer="layout" svg:width="11.2cm" svg:height="11.4cm" svg:x="13.151cm" svg:y="6.8cm">
          <text:p text:style-name="P39"><text:span text:style-name="T16">(* mlton mt9x9.sml &amp;&amp; ./mt9x9 *)</text:span></text:p>
          <text:p text:style-name="P40"><text:span text:style-name="T25"/></text:p>
          <text:p text:style-name="P40"><text:span text:style-name="T17">val i = ref 1;</text:span></text:p>
          <text:p text:style-name="P40"><text:span text:style-name="T17">val j = ref 1;</text:span></text:p>
          <text:p text:style-name="P40"><text:span text:style-name="T17">val k = ref 1;</text:span></text:p>
          <text:p text:style-name="P40"><text:span text:style-name="T17">while (!i &lt;= 7) do (</text:span></text:p>
          <text:p text:style-name="P40"><text:span text:style-name="T17"><text:s text:c="4"/></text:span><text:span text:style-name="T17">j := 1;</text:span></text:p>
          <text:p text:style-name="P40"><text:span text:style-name="T17"><text:s text:c="4"/></text:span><text:span text:style-name="T17">while (!j &lt;= 9) do (</text:span></text:p>
          <text:p text:style-name="P40"><text:span text:style-name="T17"><text:s text:c="8"/></text:span><text:span text:style-name="T17">k := !i;</text:span></text:p>
          <text:p text:style-name="P40"><text:span text:style-name="T17"><text:s text:c="8"/></text:span><text:span text:style-name="T17">while (!k &lt;= (!i + 2)) do (</text:span></text:p>
          <text:p text:style-name="P40"><text:span text:style-name="T17"><text:s text:c="12"/></text:span><text:span text:style-name="T17">print (Int.toString (!k) ^ "x" ^ Int.toString (!j) ^ "=");</text:span></text:p>
          <text:p text:style-name="P40"><text:span text:style-name="T17"><text:s text:c="12"/></text:span><text:span text:style-name="T17">print (if (!k * !j) &lt; 10 then " " else "");</text:span></text:p>
          <text:p text:style-name="P40"><text:span text:style-name="T17"><text:s text:c="12"/></text:span><text:span text:style-name="T17">print (Int.toString (!k * !j) ^ "\t");</text:span></text:p>
          <text:p text:style-name="P40"><text:span text:style-name="T17"><text:s text:c="12"/></text:span><text:span text:style-name="T17">k := !k + 1</text:span></text:p>
          <text:p text:style-name="P40"><text:span text:style-name="T17"><text:s text:c="8"/></text:span><text:span text:style-name="T17">);</text:span></text:p>
          <text:p text:style-name="P40"><text:span text:style-name="T17"><text:s text:c="8"/></text:span><text:span text:style-name="T17">print "\n";</text:span></text:p>
          <text:p text:style-name="P40"><text:span text:style-name="T17"><text:s text:c="8"/></text:span><text:span text:style-name="T17">j := !j + 1</text:span></text:p>
          <text:p text:style-name="P40"><text:span text:style-name="T17"><text:s text:c="4"/></text:span><text:span text:style-name="T17">);</text:span></text:p>
          <text:p text:style-name="P40"><text:span text:style-name="T17"><text:s text:c="4"/></text:span><text:span text:style-name="T17">print "\n";</text:span></text:p>
          <text:p text:style-name="P40"><text:span text:style-name="T17"><text:s text:c="4"/></text:span><text:span text:style-name="T17">i := !i + 3</text:span></text:p>
          <text:p text:style-name="P40"><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2cm" svg:height="1.759cm" svg:x="17.3cm" svg:y="4.8cm">
          <draw:text-box>
            <text:p><text:span text:style-name="T19">SML</text:span></text:p>
          </draw:text-box>
        </draw:frame>
        <draw:frame draw:style-name="gr7" draw:text-style-name="P20" draw:layer="layout" svg:width="3.9cm" svg:height="1.759cm" svg:x="5cm" svg:y="4.801cm">
          <draw:text-box>
            <text:p><text:span text:style-name="T19">Caml</text:span></text:p>
          </draw:text-box>
        </draw:frame>
        <presentation:notes draw:style-name="dp2">
          <draw:page-thumbnail draw:style-name="gr4" draw:layer="layout" svg:width="12.696cm" svg:height="9.522cm" svg:x="3.175cm" svg:y="1.904cm" draw:page-number="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logo</text:span></text:p>
          <text:p text:style-name="P18"><text:span text:style-name="T16">; ./mt9x9.logo || logo mt9x9.logo</text:span></text:p>
          <text:p text:style-name="P18"><text:span text:style-name="T25"/></text:p>
          <text:p text:style-name="P18"><text:span text:style-name="T17">for [i 1 9 3] [</text:span></text:p>
          <text:p text:style-name="P18"><text:span text:style-name="T17"><text:s text:c="4"/></text:span><text:span text:style-name="T17">for [j 1 9] [</text:span></text:p>
          <text:p text:style-name="P18"><text:span text:style-name="T17"><text:s text:c="8"/></text:span><text:span text:style-name="T17">for [k :i :i+2] [</text:span></text:p>
          <text:p text:style-name="P18"><text:span text:style-name="T17"><text:s text:c="12"/></text:span><text:span text:style-name="T17">(type :k "x :j "= form :k*:j 2 0 char 9)</text:span></text:p>
          <text:p text:style-name="P18"><text:span text:style-name="T17"><text:s text:c="8"/></text:span><text:span text:style-name="T17">]</text:span></text:p>
          <text:p text:style-name="P18"><text:span text:style-name="T17"><text:s text:c="8"/></text:span><text:span text:style-name="T17">(type char 10)</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text:p text:style-name="P18"><text:span text:style-name="T17">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6" draw:layer="layout" svg:width="11.2cm" svg:height="11.4cm" svg:x="13.151cm" svg:y="6.8cm">
          <text:p text:style-name="P35"><text:span text:style-name="T20">#!/usr/bin/rebol -q</text:span></text:p>
          <text:p text:style-name="P35"><text:span text:style-name="T20">; ./mt9x9.r || rebol -q mt9x9.r</text:span></text:p>
          <text:p text:style-name="P35"><text:span text:style-name="T21"/></text:p>
          <text:p text:style-name="P35"><text:span text:style-name="T22">rebol []</text:span></text:p>
          <text:p text:style-name="P35"><text:span text:style-name="T22">foreach i [1 4 7] [</text:span></text:p>
          <text:p text:style-name="P35"><text:span text:style-name="T22"><text:s text:c="4"/></text:span><text:span text:style-name="T22">repeat j 9 [</text:span></text:p>
          <text:p text:style-name="P35"><text:span text:style-name="T22"><text:s text:c="8"/></text:span><text:span text:style-name="T22">for k i (i + 2) 1 [</text:span></text:p>
          <text:p text:style-name="P35"><text:span text:style-name="T22"><text:s text:c="12"/></text:span><text:span text:style-name="T22">prin rejoin [k "x" j "=" either k * j &lt; 10 [" "] [""] k * j tab]</text:span></text:p>
          <text:p text:style-name="P35"><text:span text:style-name="T22"><text:s text:c="8"/></text:span><text:span text:style-name="T22">]</text:span></text:p>
          <text:p text:style-name="P35"><text:span text:style-name="T22"><text:s text:c="8"/></text:span><text:span text:style-name="T22">prin crlf</text:span></text:p>
          <text:p text:style-name="P35"><text:span text:style-name="T22"><text:s text:c="4"/></text:span><text:span text:style-name="T22">]</text:span></text:p>
          <text:p text:style-name="P35"><text:span text:style-name="T22"><text:s text:c="4"/></text:span><text:span text:style-name="T22">print ""</text:span></text:p>
          <text:p text:style-name="P35"><text:span text:style-name="T22">]</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9">REBOL</text:span></text:p>
          </draw:text-box>
        </draw:frame>
        <draw:frame draw:style-name="gr7" draw:text-style-name="P20" draw:layer="layout" svg:width="3.7cm" svg:height="1.759cm" svg:x="5.4cm" svg:y="4.801cm">
          <draw:text-box>
            <text:p><text:span text:style-name="T19">Logo</text:span></text:p>
          </draw:text-box>
        </draw:frame>
        <presentation:notes draw:style-name="dp2">
          <draw:page-thumbnail draw:style-name="gr4" draw:layer="layout" svg:width="12.696cm" svg:height="9.522cm" svg:x="3.175cm" svg:y="1.904cm" draw:page-number="1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gcc mt9x9.c -o mt9x9 &amp;&amp; ./mt9x9</text:span></text:p>
          <text:p text:style-name="P18"><text:span text:style-name="T25"/></text:p>
          <text:p text:style-name="P18"><text:span text:style-name="T17">#include &lt;stdio.h&gt;</text:span></text:p>
          <text:p text:style-name="P18"><text:span text:style-name="T17">int main(int argc, char *argv[])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utchar(10);</text:span></text:p>
          <text:p text:style-name="P18"><text:span text:style-name="T17"><text:s text:c="8"/></text:span><text:span text:style-name="T17">}</text:span></text:p>
          <text:p text:style-name="P18"><text:span text:style-name="T17"><text:s text:c="8"/></text:span><text:span text:style-name="T17">printf("\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 mt9x9.cpp -o mt9x9 &amp;&amp; ./mt9x9</text:span></text:p>
          <text:p text:style-name="P18"><text:span text:style-name="T25"/></text:p>
          <text:p text:style-name="P18"><text:span text:style-name="T17">#include &lt;iostream&gt;</text:span></text:p>
          <text:p text:style-name="P18"><text:span text:style-name="T17">using namespace std;</text:span></text:p>
          <text:p text:style-name="P18"><text:span text:style-name="T17">int main()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cout &lt;&lt; endl;</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text:span text:style-name="T19">C++</text:span></text:p>
          </draw:text-box>
        </draw:frame>
        <draw:frame draw:style-name="gr7" draw:text-style-name="P20" draw:layer="layout" svg:width="4.6cm" svg:height="1.759cm" svg:x="6.2cm" svg:y="4.801cm">
          <draw:text-box>
            <text:p><text:span text:style-name="T19">C</text:span></text:p>
          </draw:text-box>
        </draw:frame>
        <presentation:notes draw:style-name="dp2">
          <draw:page-thumbnail draw:style-name="gr4" draw:layer="layout" svg:width="12.696cm" svg:height="9.522cm" svg:x="3.175cm" svg:y="1.904cm" draw:page-number="1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39"><text:span text:style-name="T16">// mcs mt9x9.cs &amp;&amp; mono mt9x9.exe</text:span></text:p>
          <text:p text:style-name="P39"><text:span text:style-name="T16"/></text:p>
          <text:p text:style-name="P39"><text:span text:style-name="T17">using System;</text:span></text:p>
          <text:p text:style-name="P39"><text:span text:style-name="T17">class Program {</text:span></text:p>
          <text:p text:style-name="P39"><text:span text:style-name="T17"><text:s text:c="4"/></text:span><text:span text:style-name="T17">static void Main(string[] args) {</text:span></text:p>
          <text:p text:style-name="P39"><text:span text:style-name="T17"><text:s text:c="8"/></text:span><text:span text:style-name="T17">int i, j, k;</text:span></text:p>
          <text:p text:style-name="P39"><text:span text:style-name="T17"><text:s text:c="8"/></text:span><text:span text:style-name="T17">for (i = 1; i &lt;= 9; i += 3) {</text:span></text:p>
          <text:p text:style-name="P39"><text:span text:style-name="T17"><text:s text:c="12"/></text:span><text:span text:style-name="T17">for (j = 1; j &lt;= 9; j++) {</text:span></text:p>
          <text:p text:style-name="P39"><text:span text:style-name="T17"><text:s text:c="16"/></text:span><text:span text:style-name="T17">for (k = i; k &lt;= i+2; k++)</text:span></text:p>
          <text:p text:style-name="P39"><text:span text:style-name="T17"><text:s text:c="20"/></text:span><text:span text:style-name="T17">Console.Write("{0}x{1}={2}\t",</text:span></text:p>
          <text:p text:style-name="P39"><text:span text:style-name="T17"><text:s text:c="24"/></text:span><text:span text:style-name="T17">k, j, (k*j).ToString().PadLeft(2));</text:span></text:p>
          <text:p text:style-name="P39"><text:span text:style-name="T17"><text:s text:c="16"/></text:span><text:span text:style-name="T17">Console.Write("\n");</text:span></text:p>
          <text:p text:style-name="P39"><text:span text:style-name="T17"><text:s text:c="12"/></text:span><text:span text:style-name="T17">}</text:span></text:p>
          <text:p text:style-name="P39"><text:span text:style-name="T17"><text:s text:c="12"/></text:span><text:span text:style-name="T17">Console.WriteLine();</text:span></text:p>
          <text:p text:style-name="P39"><text:span text:style-name="T17"><text:s text:c="8"/></text:span><text:span text:style-name="T17">}</text:span></text:p>
          <text:p text:style-name="P39"><text:span text:style-name="T17"><text:s text:c="4"/></text:span><text:span text:style-name="T17">}</text:span></text:p>
          <text:p text:style-name="P3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ldc2 mt9x9.d &amp;&amp; ./mt9x9 || ldc2 -run mt9x9.d</text:span></text:p>
          <text:p text:style-name="P18"><text:span text:style-name="T25"/></text:p>
          <text:p text:style-name="P18"><text:span text:style-name="T17">import std.stdio;</text:span></text:p>
          <text:p text:style-name="P18"><text:span text:style-name="T17">void main()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writef("%dx%d=%2d\t", k, j, k*j);</text:span></text:p>
          <text:p text:style-name="P18"><text:span text:style-name="T17"><text:s text:c="12"/></text:span><text:span text:style-name="T17">write(char(10));</text:span></text:p>
          <text:p text:style-name="P18"><text:span text:style-name="T17"><text:s text:c="8"/></text:span><text:span text:style-name="T17">}</text:span></text:p>
          <text:p text:style-name="P18"><text:span text:style-name="T17"><text:s text:c="8"/></text:span><text:span text:style-name="T17">write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cm" svg:height="1.759cm" svg:x="18.3cm" svg:y="4.8cm">
          <draw:text-box>
            <text:p><text:span text:style-name="T19">D</text:span></text:p>
          </draw:text-box>
        </draw:frame>
        <draw:frame draw:style-name="gr7" draw:text-style-name="P20" draw:layer="layout" svg:width="2.2cm" svg:height="1.759cm" svg:x="5.9cm" svg:y="4.801cm">
          <draw:text-box>
            <text:p><text:span text:style-name="T19">C#</text:span></text:p>
          </draw:text-box>
        </draw:frame>
        <presentation:notes draw:style-name="dp2">
          <draw:page-thumbnail draw:style-name="gr4" draw:layer="layout" svg:width="12.696cm" svg:height="9.522cm" svg:x="3.175cm" svg:y="1.904cm" draw:page-number="1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crystal</text:span></text:p>
          <text:p text:style-name="P18"><text:span text:style-name="T16"># crystal build mt9x9.cr &amp;&amp; ./mt9x9 || ./mt9x9.cr</text:span></text:p>
          <text:p text:style-name="P18"><text:span text:style-name="T16"># || crystal mt9x9.cr</text:span></text:p>
          <text:p text:style-name="P18"><text:span text:style-name="T25"/></text:p>
          <text:p text:style-name="P18"><text:span text:style-name="T17">1.step(to: 9, by: 3) do |i|</text:span></text:p>
          <text:p text:style-name="P18"><text:span text:style-name="T17"><text:s text:c="4"/></text:span><text:span text:style-name="T17">1.upto(9) do |j|</text:span></text:p>
          <text:p text:style-name="P18"><text:span text:style-name="T17"><text:s text:c="8"/></text:span><text:span text:style-name="T17">[i, i+1, i+2].each do |k|</text:span></text:p>
          <text:p text:style-name="P18"><text:span text:style-name="T17"><text:s text:c="12"/></text:span><text:span text:style-name="T17">print "#{k}x#{j}=#{k*j&lt;10 ? " " : ""}#{k*j}\t"</text:span></text:p>
          <text:p text:style-name="P18"><text:span text:style-name="T17"><text:s text:c="8"/></text:span><text:span text:style-name="T17">end</text:span></text:p>
          <text:p text:style-name="P18"><text:span text:style-name="T17"><text:s text:c="8"/></text:span><text:span text:style-name="T17">puts</text:span></text:p>
          <text:p text:style-name="P18"><text:span text:style-name="T17"><text:s text:c="4"/></text:span><text:span text:style-name="T17">end</text:span></text:p>
          <text:p text:style-name="P18"><text:span text:style-name="T17"><text:s text:c="4"/></text:span><text:span text:style-name="T17">puts</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gjs</text:span></text:p>
          <text:p text:style-name="P18"><text:span text:style-name="T16">// ./mt9x9.js || gjs mt9x9.js</text:span></text:p>
          <text:p text:style-name="P18"><text:span text:style-name="T25"/></text:p>
          <text:p text:style-name="P18"><text:span text:style-name="T17">for(var i = 1; i &lt;= 9; i += 3) {</text:span></text:p>
          <text:p text:style-name="P18"><text:span text:style-name="T17"><text:s text:c="4"/></text:span><text:span text:style-name="T17">for(var j = 1; j &lt;= 9; j++)</text:span></text:p>
          <text:p text:style-name="P18"><text:span text:style-name="T17"><text:s text:c="8"/></text:span><text:span text:style-name="T17">print(</text:span></text:p>
          <text:p text:style-name="P18"><text:span text:style-name="T17"><text:s text:c="12"/></text:span><text:span text:style-name="T17">[i, i+1, i+2].map(</text:span></text:p>
          <text:p text:style-name="P18"><text:span text:style-name="T17"><text:s text:c="16"/></text:span><text:span text:style-name="T17">k =&gt; k+'x'+j+'='+(' '+k*j).slice(-2)</text:span></text:p>
          <text:p text:style-name="P18"><text:span text:style-name="T17"><text:s text:c="12"/></text:span><text:span text:style-name="T17">).join('\t')</text:span></text:p>
          <text:p text:style-name="P18"><text:span text:style-name="T17"><text:s text:c="8"/></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8cm" svg:height="1.759cm" svg:x="15.6cm" svg:y="4.8cm">
          <draw:text-box>
            <text:p><text:span text:style-name="T19">JavaScript</text:span></text:p>
          </draw:text-box>
        </draw:frame>
        <draw:frame draw:style-name="gr7" draw:text-style-name="P20" draw:layer="layout" svg:width="5cm" svg:height="1.759cm" svg:x="4.8cm" svg:y="4.801cm">
          <draw:text-box>
            <text:p><text:span text:style-name="T19">Crystal</text:span></text:p>
          </draw:text-box>
        </draw:frame>
        <presentation:notes draw:style-name="dp2">
          <draw:page-thumbnail draw:style-name="gr4" draw:layer="layout" svg:width="12.696cm" svg:height="9.522cm" svg:x="3.175cm" svg:y="1.904cm" draw:page-number="1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javac mt9x9.java &amp;&amp; java mt9x9</text:span></text:p>
          <text:p text:style-name="P18"><text:span text:style-name="T25"/></text:p>
          <text:p text:style-name="P18"><text:span text:style-name="T17">public class mt9x9 {</text:span></text:p>
          <text:p text:style-name="P18"><text:span text:style-name="T17"><text:s text:c="4"/></text:span><text:span text:style-name="T17">public static void main(String args[]) {</text:span></text:p>
          <text:p text:style-name="P18"><text:span text:style-name="T17"><text:s text:c="8"/></text:span><text:span text:style-name="T17">int i, j, k; </text:span></text:p>
          <text:p text:style-name="P18"><text:span text:style-name="T17"><text:s text:c="8"/></text:span><text:span text:style-name="T17">for(i = 1; i &lt;= 9; i += 3) {</text:span></text:p>
          <text:p text:style-name="P18"><text:span text:style-name="T17"><text:s text:c="12"/></text:span><text:span text:style-name="T17">for(j = 1; j &lt;= 9; j++) {</text:span></text:p>
          <text:p text:style-name="P18"><text:span text:style-name="T17"><text:s text:c="16"/></text:span><text:span text:style-name="T17">for(k = i; k &lt;= i+2; k++)</text:span></text:p>
          <text:p text:style-name="P18"><text:span text:style-name="T17"><text:s text:c="20"/></text:span><text:span text:style-name="T17">System.out.printf("%dx%d=%2d\t", k, j, k*j);</text:span></text:p>
          <text:p text:style-name="P18"><text:span text:style-name="T17"><text:s text:c="16"/></text:span><text:span text:style-name="T17">System.out.printf("\n");</text:span></text:p>
          <text:p text:style-name="P18"><text:span text:style-name="T17"><text:s text:c="12"/></text:span><text:span text:style-name="T17">}</text:span></text:p>
          <text:p text:style-name="P18"><text:span text:style-name="T17"><text:s text:c="12"/></text:span><text:span text:style-name="T17">System.out.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2" draw:layer="layout" svg:width="11.2cm" svg:height="11.4cm" svg:x="13.151cm" svg:y="6.8cm">
          <text:p text:style-name="P39"><text:span text:style-name="T16">#!/usr/bin/fan</text:span></text:p>
          <text:p text:style-name="P39"><text:span text:style-name="T16">// ./mt9x9.fan || fan mt9x9.fan</text:span></text:p>
          <text:p text:style-name="P39"><text:span text:style-name="T25"/></text:p>
          <text:p text:style-name="P39"><text:span text:style-name="T17">class mt9x9 {</text:span></text:p>
          <text:p text:style-name="P39"><text:span text:style-name="T17"><text:s text:c="4"/></text:span><text:span text:style-name="T17">static Void main() {</text:span></text:p>
          <text:p text:style-name="P39"><text:span text:style-name="T17"><text:s text:c="8"/></text:span><text:span text:style-name="T17">for(i := 1; i &lt; 9; i += 3) {</text:span></text:p>
          <text:p text:style-name="P39"><text:span text:style-name="T17"><text:s text:c="12"/></text:span><text:span text:style-name="T17">for(j := 1; j &lt;= 9; j++) {</text:span></text:p>
          <text:p text:style-name="P39"><text:span text:style-name="T17"><text:s text:c="16"/></text:span><text:span text:style-name="T17">[i, i+1, i+2].each |Int k| {</text:span></text:p>
          <text:p text:style-name="P39"><text:span text:style-name="T17"><text:s text:c="20"/></text:span><text:span text:style-name="T17">Env.cur.out.print(k.toStr+"x"+j.toStr+"="+</text:span></text:p>
          <text:p text:style-name="P39"><text:span text:style-name="T17"><text:s text:c="24"/></text:span><text:span text:style-name="T17">(k*j).toStr.padl(2,' ')+"\t")</text:span></text:p>
          <text:p text:style-name="P39"><text:span text:style-name="T17"><text:s text:c="16"/></text:span><text:span text:style-name="T17">}</text:span></text:p>
          <text:p text:style-name="P39"><text:span text:style-name="T17"><text:s text:c="16"/></text:span><text:span text:style-name="T17">Env.cur.out.printLine()</text:span></text:p>
          <text:p text:style-name="P39"><text:span text:style-name="T17"><text:s text:c="12"/></text:span><text:span text:style-name="T17">}</text:span></text:p>
          <text:p text:style-name="P39"><text:span text:style-name="T17"><text:s text:c="12"/></text:span><text:span text:style-name="T17">echo()</text:span></text:p>
          <text:p text:style-name="P39"><text:span text:style-name="T17"><text:s text:c="8"/></text:span><text:span text:style-name="T17">}</text:span></text:p>
          <text:p text:style-name="P39"><text:span text:style-name="T17"><text:s text:c="4"/></text:span><text:span text:style-name="T17">}</text:span></text:p>
          <text:p text:style-name="P3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9">Fantom</text:span></text:p>
          </draw:text-box>
        </draw:frame>
        <draw:frame draw:style-name="gr8" draw:text-style-name="P20" draw:layer="layout" svg:width="4.6cm" svg:height="3.267cm" svg:x="5.6cm" svg:y="4.801cm">
          <draw:text-box>
            <text:p><text:span text:style-name="T19">Java</text:span></text:p>
          </draw:text-box>
        </draw:frame>
        <presentation:notes draw:style-name="dp2">
          <draw:page-thumbnail draw:style-name="gr4" draw:layer="layout" svg:width="12.696cm" svg:height="9.522cm" svg:x="3.175cm" svg:y="1.904cm" draw:page-number="1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scalac mt9x9.scala &amp;&amp; scala mt9x9</text:span></text:p>
          <text:p text:style-name="P18"><text:span text:style-name="T25"/></text:p>
          <text:p text:style-name="P18"><text:span text:style-name="T17">object mt9x9 {</text:span></text:p>
          <text:p text:style-name="P18"><text:span text:style-name="T17"><text:s text:c="4"/></text:span><text:span text:style-name="T17">def main(args: Array[String]) = {</text:span></text:p>
          <text:p text:style-name="P18"><text:span text:style-name="T17"><text:s text:c="8"/></text:span><text:span text:style-name="T17">for (i &lt;- 1 to 9 by 3) {</text:span></text:p>
          <text:p text:style-name="P18"><text:span text:style-name="T17"><text:s text:c="12"/></text:span><text:span text:style-name="T17">for (j &lt;- 1 to 9) {</text:span></text:p>
          <text:p text:style-name="P18"><text:span text:style-name="T17"><text:s text:c="16"/></text:span><text:span text:style-name="T17">List(i, i+1, i+2).foreach {</text:span></text:p>
          <text:p text:style-name="P18"><text:span text:style-name="T17"><text:s text:c="20"/></text:span><text:span text:style-name="T17">k =&gt; print(k+"x"+j+"="+f"${k*j}%2d"+"\t")</text:span></text:p>
          <text:p text:style-name="P18"><text:span text:style-name="T17"><text:s text:c="16"/></text:span><text:span text:style-name="T17">}</text:span></text:p>
          <text:p text:style-name="P18"><text:span text:style-name="T17"><text:s text:c="16"/></text:span><text:span text:style-name="T17">println()</text:span></text:p>
          <text:p text:style-name="P18"><text:span text:style-name="T17"><text:s text:c="12"/></text:span><text:span text:style-name="T17">}</text:span></text:p>
          <text:p text:style-name="P18"><text:span text:style-name="T17"><text:s text:c="12"/></text:span><text:span text:style-name="T17">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clojure</text:span></text:p>
          <text:p text:style-name="P18"><text:span text:style-name="T16">;; ./mt9x9.clj || clojure mt9x9.clj</text:span></text:p>
          <text:p text:style-name="P18"><text:span text:style-name="T25"/></text:p>
          <text:p text:style-name="P18"><text:span text:style-name="T17">(doseq [i (range 1 10 3) j (range 1 10) k [i (+ i 1) (+ i 2)]]</text:span></text:p>
          <text:p text:style-name="P18"><text:span text:style-name="T17"><text:s text:c="4"/></text:span><text:span text:style-name="T17">(printf "%dx%d=%2d" k j (* k j))</text:span></text:p>
          <text:p text:style-name="P18"><text:span text:style-name="T17"><text:s text:c="4"/></text:span><text:span text:style-name="T17">(print (if (not= k (+ i 2)) "\t" (if (= j 9) "\n\n" "\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Clojure</text:span></text:p>
          </draw:text-box>
        </draw:frame>
        <draw:frame draw:style-name="gr7" draw:text-style-name="P20" draw:layer="layout" svg:width="3.8cm" svg:height="1.759cm" svg:x="5.1cm" svg:y="4.801cm">
          <draw:text-box>
            <text:p><text:span text:style-name="T19">Scala</text:span></text:p>
          </draw:text-box>
        </draw:frame>
        <presentation:notes draw:style-name="dp2">
          <draw:page-thumbnail draw:style-name="gr4" draw:layer="layout" svg:width="12.696cm" svg:height="9.522cm" svg:x="3.175cm" svg:y="1.904cm" draw:page-number="1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groovy</text:span></text:p>
          <text:p text:style-name="P18"><text:span text:style-name="T16">// ./mt9x9.groovy || groovy mt9x9.groovy</text:span></text:p>
          <text:p text:style-name="P18"><text:span text:style-name="T25"/></text:p>
          <text:p text:style-name="P18"><text:span text:style-name="T17">for(i in (1..9).step(3)) {</text:span></text:p>
          <text:p text:style-name="P18"><text:span text:style-name="T17"><text:s text:c="4"/></text:span><text:span text:style-name="T17">for(j in 1..9) {</text:span></text:p>
          <text:p text:style-name="P18"><text:span text:style-name="T17"><text:s text:c="8"/></text:span><text:span text:style-name="T17">for(k in [i, i+1, i+2]) {</text:span></text:p>
          <text:p text:style-name="P18"><text:span text:style-name="T17"><text:s text:c="12"/></text:span><text:span text:style-name="T17">printf("%dx%d=%2d\t", k, j, k*j)</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 text:c="4"/></text:span><text:span text:style-name="T17">println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4" draw:layer="layout" svg:width="11.2cm" svg:height="11.4cm" svg:x="13.151cm" svg:y="6.8cm">
          <text:p text:style-name="P43"><text:span text:style-name="T20">// ceylon compile --src . mt9x9.ceylon &amp;&amp; ceylon run default</text:span></text:p>
          <text:p text:style-name="P43"><text:span text:style-name="T20"/></text:p>
          <text:p text:style-name="P43"><text:span text:style-name="T27">shared void run() {</text:span></text:p>
          <text:p text:style-name="P43"><text:span text:style-name="T27"><text:s text:c="4"/></text:span><text:span text:style-name="T27">for(i in (1..9).by(3)) {</text:span></text:p>
          <text:p text:style-name="P43"><text:span text:style-name="T27"><text:s text:c="8"/></text:span><text:span text:style-name="T27">for(j in 1..9) {</text:span></text:p>
          <text:p text:style-name="P43"><text:span text:style-name="T27"><text:s text:c="12"/></text:span><text:span text:style-name="T27">for(k in [i, i+1, i+2]) {</text:span></text:p>
          <text:p text:style-name="P43"><text:span text:style-name="T27"><text:s text:c="16"/></text:span><text:span text:style-name="T27">process.write("``k``x``j``=");</text:span></text:p>
          <text:p text:style-name="P43"><text:span text:style-name="T27"><text:s text:c="16"/></text:span><text:span text:style-name="T27">process.write("``k*j&lt;10 then " " else ""````k*j``\t");</text:span></text:p>
          <text:p text:style-name="P43"><text:span text:style-name="T27"><text:s text:c="12"/></text:span><text:span text:style-name="T27">}</text:span></text:p>
          <text:p text:style-name="P43"><text:span text:style-name="T27"><text:s text:c="12"/></text:span><text:span text:style-name="T27">print("");</text:span></text:p>
          <text:p text:style-name="P43"><text:span text:style-name="T27"><text:s text:c="8"/></text:span><text:span text:style-name="T27">}</text:span></text:p>
          <text:p text:style-name="P43"><text:span text:style-name="T27"><text:s text:c="8"/></text:span><text:span text:style-name="T27">print("");</text:span></text:p>
          <text:p text:style-name="P43"><text:span text:style-name="T27"><text:s text:c="4"/></text:span><text:span text:style-name="T27">}</text:span></text:p>
          <text:p text:style-name="P43"><text:span text:style-name="T2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Ceylon</text:span></text:p>
          </draw:text-box>
        </draw:frame>
        <draw:frame draw:style-name="gr7" draw:text-style-name="P20" draw:layer="layout" svg:width="5.1cm" svg:height="1.759cm" svg:x="4.8cm" svg:y="4.801cm">
          <draw:text-box>
            <text:p><text:span text:style-name="T19">Groovy</text:span></text:p>
          </draw:text-box>
        </draw:frame>
        <presentation:notes draw:style-name="dp2">
          <draw:page-thumbnail draw:style-name="gr4" draw:layer="layout" svg:width="12.696cm" svg:height="9.522cm" svg:x="3.175cm" svg:y="1.904cm" draw:page-number="1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php</text:span></text:p>
          <text:p text:style-name="P18"><text:span text:style-name="T17">&lt;?php</text:span></text:p>
          <text:p text:style-name="P18"><text:span text:style-name="T16">// ./mt9x9.php || php mt9x9.php</text:span></text:p>
          <text:p text:style-name="P18"><text:span text:style-name="T25"/></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 {</text:span></text:p>
          <text:p text:style-name="P18"><text:span text:style-name="T17"><text:s text:c="16"/></text:span><text:span text:style-name="T17">printf("%dx%d=%2d\t", $k, $j, $k*$j);</text:span></text:p>
          <text:p text:style-name="P18"><text:span text:style-name="T17"><text:s text:c="12"/></text:span><text:span text:style-name="T17">}</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echo "\n";</text:span></text:p>
          <text:p text:style-name="P18"><text:span text:style-name="T17"><text:s text:c="4"/></text:span><text:span text:style-name="T17">}</text:span></text:p>
          <text:p text:style-name="P18"><text:span text:style-name="T17">?&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perl</text:span></text:p>
          <text:p text:style-name="P18"><text:span text:style-name="T16"># ./mt9x9.pl || perl mt9x9.pl</text:span></text:p>
          <text:p text:style-name="P18"><text:span text:style-name="T25"/></text:p>
          <text:p text:style-name="P18"><text:span text:style-name="T17">for (my $i = 1; $i &lt;= 9; $i += 3) {</text:span></text:p>
          <text:p text:style-name="P18"><text:span text:style-name="T17"><text:s text:c="4"/></text:span><text:span text:style-name="T17">for (my $j = 1; $j &lt;= 9; $j++) {</text:span></text:p>
          <text:p text:style-name="P18"><text:span text:style-name="T17"><text:s text:c="8"/></text:span><text:span text:style-name="T17">foreach my $k ($i..$i+2) {</text:span></text:p>
          <text:p text:style-name="P18"><text:span text:style-name="T17"><text:s text:c="12"/></text:span><text:span text:style-name="T17">printf("%dx%d=%2d\t", $k, $j, $k*$j);</text:span></text:p>
          <text:p text:style-name="P18"><text:span text:style-name="T17"><text:s text:c="8"/></text:span><text:span text:style-name="T17">}</text:span></text:p>
          <text:p text:style-name="P18"><text:span text:style-name="T17"><text:s text:c="8"/></text:span><text:span text:style-name="T17">printf("\n");</text:span></text:p>
          <text:p text:style-name="P18"><text:span text:style-name="T17"><text:s text:c="4"/></text:span><text:span text:style-name="T17">}</text:span></text:p>
          <text:p text:style-name="P18"><text:span text:style-name="T17"><text:s text:c="4"/></text:span><text:span text:style-name="T17">print "\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text:span text:style-name="T19">Perl</text:span></text:p>
          </draw:text-box>
        </draw:frame>
        <draw:frame draw:style-name="gr7" draw:text-style-name="P20" draw:layer="layout" svg:width="4.6cm" svg:height="1.759cm" svg:x="5.6cm" svg:y="4.801cm">
          <draw:text-box>
            <text:p><text:span text:style-name="T19">PHP</text:span></text:p>
          </draw:text-box>
        </draw:frame>
        <presentation:notes draw:style-name="dp2">
          <draw:page-thumbnail draw:style-name="gr4" draw:layer="layout" svg:width="12.696cm" svg:height="9.522cm" svg:x="3.175cm" svg:y="1.904cm" draw:page-number="1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tclsh</text:span></text:p>
          <text:p text:style-name="P18"><text:span text:style-name="T16"># ./mt9x9.tcl || tclsh mt9x9.tcl</text:span></text:p>
          <text:p text:style-name="P18"><text:span text:style-name="T25"/></text:p>
          <text:p text:style-name="P18"><text:span text:style-name="T17">for {set i 1} {$i &lt;= 9} {incr i 3} {</text:span></text:p>
          <text:p text:style-name="P18"><text:span text:style-name="T17"><text:s text:c="4"/></text:span><text:span text:style-name="T17">for {set j 1} {$j &lt;= 9} {incr j} {</text:span></text:p>
          <text:p text:style-name="P18"><text:span text:style-name="T17"><text:s text:c="8"/></text:span><text:span text:style-name="T17">for {set k $i} {$k &lt;= $i+2} {incr k} {</text:span></text:p>
          <text:p text:style-name="P18"><text:span text:style-name="T17"><text:s text:c="12"/></text:span><text:span text:style-name="T17">puts -nonewline [</text:span></text:p>
          <text:p text:style-name="P18"><text:span text:style-name="T17"><text:s text:c="16"/></text:span><text:span text:style-name="T17">format "%dx%d=%2d\t" $k $j [expr {$k*$j}]</text:span></text:p>
          <text:p text:style-name="P18"><text:span text:style-name="T17"><text:s text:c="12"/></text:span><text:span text:style-name="T17">]</text:span></text:p>
          <text:p text:style-name="P18"><text:span text:style-name="T17"><text:s text:c="8"/></text:span><text:span text:style-name="T17">}</text:span></text:p>
          <text:p text:style-name="P18"><text:span text:style-name="T17"><text:s text:c="8"/></text:span><text:span text:style-name="T17">puts -nonewline "\n"</text:span></text:p>
          <text:p text:style-name="P18"><text:span text:style-name="T17"><text:s text:c="4"/></text:span><text:span text:style-name="T17">}</text:span></text:p>
          <text:p text:style-name="P18"><text:span text:style-name="T17"><text:s text:c="4"/></text:span><text:span text:style-name="T17">puts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lua</text:span></text:p>
          <text:p text:style-name="P18"><text:span text:style-name="T16">-- ./mt9x9.lua || lua mt9x9.lua</text:span></text:p>
          <text:p text:style-name="P18"><text:span text:style-name="T16"/></text:p>
          <text:p text:style-name="P18"><text:span text:style-name="T17">for i = 1,9,3 do</text:span></text:p>
          <text:p text:style-name="P18"><text:span text:style-name="T17"><text:s text:c="4"/></text:span><text:span text:style-name="T17">for j = 1,9 do</text:span></text:p>
          <text:p text:style-name="P18"><text:span text:style-name="T17"><text:s text:c="8"/></text:span><text:span text:style-name="T17">for k = i,i+2 do</text:span></text:p>
          <text:p text:style-name="P18"><text:span text:style-name="T17"><text:s text:c="12"/></text:span><text:span text:style-name="T17">io.write(string.format('%dx%d=%2d\t', k, j, k*j))</text:span></text:p>
          <text:p text:style-name="P18"><text:span text:style-name="T17"><text:s text:c="8"/></text:span><text:span text:style-name="T17">end</text:span></text:p>
          <text:p text:style-name="P18"><text:span text:style-name="T17"><text:s text:c="8"/></text:span><text:span text:style-name="T17">io.write('\n')</text:span></text:p>
          <text:p text:style-name="P18"><text:span text:style-name="T17"><text:s text:c="4"/></text:span><text:span text:style-name="T17">end</text:span></text:p>
          <text:p text:style-name="P18"><text:span text:style-name="T17"><text:s text:c="4"/></text:span><text:span text:style-name="T17">print()</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4cm" svg:y="4.8cm">
          <draw:text-box>
            <text:p><text:span text:style-name="T19">Lua</text:span></text:p>
          </draw:text-box>
        </draw:frame>
        <draw:frame draw:style-name="gr7" draw:text-style-name="P20" draw:layer="layout" svg:width="4.6cm" svg:height="1.759cm" svg:x="5.8cm" svg:y="4.801cm">
          <draw:text-box>
            <text:p><text:span text:style-name="T19">TCL</text:span></text:p>
          </draw:text-box>
        </draw:frame>
        <presentation:notes draw:style-name="dp2">
          <draw:page-thumbnail draw:style-name="gr4" draw:layer="layout" svg:width="12.696cm" svg:height="9.522cm" svg:x="3.175cm" svg:y="1.904cm" draw:page-number="1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bash</text:span></text:p>
          <text:p text:style-name="P18"><text:span text:style-name="T16"># ./mt9x9.sh || bash mt9x9.sh</text:span></text:p>
          <text:p text:style-name="P18"><text:span text:style-name="T25"/></text:p>
          <text:p text:style-name="P18"><text:span text:style-name="T17">for i in {1..9..3}; do</text:span></text:p>
          <text:p text:style-name="P18"><text:span text:style-name="T17"><text:s text:c="4"/></text:span><text:span text:style-name="T17">for j in {1..9}; do</text:span></text:p>
          <text:p text:style-name="P18"><text:span text:style-name="T17"><text:s text:c="8"/></text:span><text:span text:style-name="T17">for k in $i $((i+1)) $((i+2)); do</text:span></text:p>
          <text:p text:style-name="P18"><text:span text:style-name="T17"><text:s text:c="12"/></text:span><text:span text:style-name="T17">printf '%dx%d=%2d\t' $k $j $((k*j))</text:span></text:p>
          <text:p text:style-name="P18"><text:span text:style-name="T17"><text:s text:c="8"/></text:span><text:span text:style-name="T17">done</text:span></text:p>
          <text:p text:style-name="P18"><text:span text:style-name="T17"><text:s text:c="8"/></text:span><text:span text:style-name="T17">printf '\n'</text:span></text:p>
          <text:p text:style-name="P18"><text:span text:style-name="T17"><text:s text:c="4"/></text:span><text:span text:style-name="T17">done</text:span></text:p>
          <text:p text:style-name="P18"><text:span text:style-name="T17"><text:s text:c="4"/></text:span><text:span text:style-name="T17">echo</text:span></text:p>
          <text:p text:style-name="P18"><text:span text:style-name="T17">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2" draw:layer="layout" svg:width="11.2cm" svg:height="11.4cm" svg:x="13.151cm" svg:y="6.8cm">
          <text:p text:style-name="P39"><text:span text:style-name="T16">#!/usr/bin/tcsh -f</text:span></text:p>
          <text:p text:style-name="P39"><text:span text:style-name="T16"># ./mt9x9.csh || tcsh -f mt9x9.csh</text:span></text:p>
          <text:p text:style-name="P39"><text:span text:style-name="T25"/></text:p>
          <text:p text:style-name="P39"><text:span text:style-name="T17">foreach i (1 4 7)</text:span></text:p>
          <text:p text:style-name="P39"><text:span text:style-name="T17"><text:s text:c="4"/></text:span><text:span text:style-name="T17">foreach j (1 2 3 4 5 6 7 8 9)</text:span></text:p>
          <text:p text:style-name="P39"><text:span text:style-name="T17"><text:s text:c="8"/></text:span><text:span text:style-name="T17">foreach K (0 1 2)</text:span></text:p>
          <text:p text:style-name="P39"><text:span text:style-name="T17"><text:s text:c="12"/></text:span><text:span text:style-name="T17">@ k = $i + $K</text:span></text:p>
          <text:p text:style-name="P39"><text:span text:style-name="T17"><text:s text:c="12"/></text:span><text:span text:style-name="T17">echo -n "$k"x"$j"=</text:span></text:p>
          <text:p text:style-name="P39"><text:span text:style-name="T17"><text:s text:c="12"/></text:span><text:span text:style-name="T17">@ s = $k * $j</text:span></text:p>
          <text:p text:style-name="P39"><text:span text:style-name="T17"><text:s text:c="12"/></text:span><text:span text:style-name="T17">if ($s &lt; 10) echo -n " "</text:span></text:p>
          <text:p text:style-name="P39"><text:span text:style-name="T17"><text:s text:c="12"/></text:span><text:span text:style-name="T17">echo -n "$s\t"</text:span></text:p>
          <text:p text:style-name="P39"><text:span text:style-name="T17"><text:s text:c="8"/></text:span><text:span text:style-name="T17">end</text:span></text:p>
          <text:p text:style-name="P39"><text:span text:style-name="T17"><text:s text:c="8"/></text:span><text:span text:style-name="T17">echo -n "\n"</text:span></text:p>
          <text:p text:style-name="P39"><text:span text:style-name="T17"><text:s text:c="4"/></text:span><text:span text:style-name="T17">end</text:span></text:p>
          <text:p text:style-name="P39"><text:span text:style-name="T17"><text:s text:c="4"/></text:span><text:span text:style-name="T17">echo</text:span></text:p>
          <text:p text:style-name="P3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5cm" svg:y="4.8cm">
          <draw:text-box>
            <text:p><text:span text:style-name="T19">CSH</text:span></text:p>
          </draw:text-box>
        </draw:frame>
        <draw:frame draw:style-name="gr7" draw:text-style-name="P20" draw:layer="layout" svg:width="4.6cm" svg:height="1.759cm" svg:x="5.3cm" svg:y="4.8cm">
          <draw:text-box>
            <text:p><text:span text:style-name="T19">BASH</text:span></text:p>
          </draw:text-box>
        </draw:frame>
        <presentation:notes draw:style-name="dp2">
          <draw:page-thumbnail draw:style-name="gr4" draw:layer="layout" svg:width="12.696cm" svg:height="9.522cm" svg:x="3.175cm" svg:y="1.904cm" draw:page-number="1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46" draw:layer="layout" svg:width="23.8cm" svg:height="1.677cm" svg:x="1cm" svg:y="1.458cm" presentation:class="title" presentation:user-transformed="true">
          <draw:text-box>
            <text:p text:style-name="P45"><text:span text:style-name="T15">Code to Code</text:span></text:p>
          </draw:text-box>
        </draw:frame>
        <draw:custom-shape draw:style-name="gr6" draw:text-style-name="P19" draw:layer="layout" svg:width="11.2cm" svg:height="11.4cm" svg:x="1.2cm" svg:y="6.8cm">
          <text:p text:style-name="P18"><text:span text:style-name="T16">#!/usr/bin/awk -f</text:span></text:p>
          <text:p text:style-name="P18"><text:span text:style-name="T16"># ./mt9x9.awk || awk -f mt9x9.awk</text:span></text:p>
          <text:p text:style-name="P18"><text:span text:style-name="T25"/></text:p>
          <text:p text:style-name="P18"><text:span text:style-name="T17">BEGIN {</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rintf "\n"</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5.4cm" svg:y="4.802cm">
          <draw:text-box>
            <text:p><text:span text:style-name="T19">AWK</text:span></text:p>
          </draw:text-box>
        </draw:frame>
        <draw:custom-shape draw:style-name="gr6" draw:text-style-name="P42" draw:layer="layout" svg:width="11.2cm" svg:height="11.4cm" svg:x="13.15cm" svg:y="6.8cm">
          <text:p text:style-name="P39"><text:span text:style-name="T16">#!/usr/bin/make -sf</text:span></text:p>
          <text:p text:style-name="P39"><text:span text:style-name="T16"># ./mt9x9.mk || make -sf mt9x9.mk</text:span></text:p>
          <text:p text:style-name="P39"><text:span text:style-name="T25"/></text:p>
          <text:p text:style-name="P39"><text:span text:style-name="T17">include gmsl</text:span></text:p>
          <text:p text:style-name="P39"><text:span text:style-name="T17">$(foreach i, 1 4 7, \</text:span></text:p>
          <text:p text:style-name="P39"><text:span text:style-name="T17"><text:s text:c="4"/></text:span><text:span text:style-name="T17">$(foreach j, $(call sequence,1,9), \</text:span></text:p>
          <text:p text:style-name="P39"><text:span text:style-name="T17"><text:s text:c="8"/></text:span><text:span text:style-name="T17">$(eval str=) \</text:span></text:p>
          <text:p text:style-name="P39"><text:span text:style-name="T17"><text:s text:c="8"/></text:span><text:span text:style-name="T17">$(foreach k, $i $(call plus,$i,1) $(call plus,$i,2), \</text:span></text:p>
          <text:p text:style-name="P39"><text:span text:style-name="T17"><text:s text:c="12"/></text:span><text:span text:style-name="T17">$(eval n=$(call multiply,$k,$j)) \</text:span></text:p>
          <text:p text:style-name="P39"><text:span text:style-name="T17"><text:s text:c="12"/></text:span><text:span text:style-name="T17">$(eval str=${str} <text:s/>$kx$j=$(if $(call lt,$n,10), ,)$n) \</text:span></text:p>
          <text:p text:style-name="P39"><text:span text:style-name="T17"><text:s text:c="8"/></text:span><text:span text:style-name="T17">) \</text:span></text:p>
          <text:p text:style-name="P39"><text:span text:style-name="T17"><text:s text:c="8"/></text:span><text:span text:style-name="T17">$(info ${str}) \</text:span></text:p>
          <text:p text:style-name="P39"><text:span text:style-name="T17"><text:s text:c="4"/></text:span><text:span text:style-name="T17">) \</text:span></text:p>
          <text:p text:style-name="P39"><text:span text:style-name="T17"><text:s text:c="4"/></text:span><text:span text:style-name="T17">$(info ) \</text:span></text:p>
          <text:p text:style-name="P39"><text:span text:style-name="T17">)</text:span></text:p>
          <text:p text:style-name="P39"><text:span text:style-name="T17">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05cm" svg:y="4.8cm">
          <draw:text-box>
            <text:p><text:span text:style-name="T19">Make</text:span></text:p>
          </draw:text-box>
        </draw:frame>
        <presentation:notes draw:style-name="dp2">
          <draw:page-thumbnail draw:style-name="gr4" draw:layer="layout" svg:width="12.696cm" svg:height="9.522cm" svg:x="3.175cm" svg:y="1.904cm" draw:page-number="20" presentation:class="page"/>
          <draw:frame presentation:style-name="pr5" draw:text-style-name="P47" draw:layer="layout" svg:width="15.236cm" svg:height="11.427cm" svg:x="1.905cm" svg:y="12.065cm" presentation:class="notes" presentation:placeholder="true">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swiftc mt9x9.swift &amp;&amp; ./mt9x9 || swift mt9x9.swift</text:span></text:p>
          <text:p text:style-name="P18"><text:span text:style-name="T25"/></text:p>
          <text:p text:style-name="P18"><text:span text:style-name="T17">import Foundation</text:span></text:p>
          <text:p text:style-name="P18"><text:span text:style-name="T17">for i in stride(from: 1, to: 9, by: 3) {</text:span></text:p>
          <text:p text:style-name="P18"><text:span text:style-name="T17"><text:s text:c="4"/></text:span><text:span text:style-name="T17">for j in 1...9 {</text:span></text:p>
          <text:p text:style-name="P18"><text:span text:style-name="T17"><text:s text:c="8"/></text:span><text:span text:style-name="T17">for k in [i, i+1, i+2] {</text:span></text:p>
          <text:p text:style-name="P18"><text:span text:style-name="T17"><text:s text:c="12"/></text:span><text:span text:style-name="T17">print(String(format:"%dx%d=%2d", k, j, k*j),</text:span></text:p>
          <text:p text:style-name="P18"><text:span text:style-name="T17"><text:s text:c="31"/></text:span><text:span text:style-name="T17">terminator:"\t")</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o build mt9x9.go &amp;&amp; ./mt9x9 || go run mt9x9.go</text:span></text:p>
          <text:p text:style-name="P18"><text:span text:style-name="T25"/></text:p>
          <text:p text:style-name="P18"><text:span text:style-name="T17">package main</text:span></text:p>
          <text:p text:style-name="P18"><text:span text:style-name="T17">import "fmt"</text:span></text:p>
          <text:p text:style-name="P18"><text:span text:style-name="T17">func main() {</text:span></text:p>
          <text:p text:style-name="P18"><text:span text:style-name="T17"><text:s text:c="4"/></text:span><text:span text:style-name="T17">for i := 1; i &lt;= 9; i += 3 {</text:span></text:p>
          <text:p text:style-name="P18"><text:span text:style-name="T17"><text:s text:c="8"/></text:span><text:span text:style-name="T17">for j := 1; j &lt;= 9; j++ {</text:span></text:p>
          <text:p text:style-name="P18"><text:span text:style-name="T17"><text:s text:c="12"/></text:span><text:span text:style-name="T17">for _, k := range []int{i, i+1, i+2} {</text:span></text:p>
          <text:p text:style-name="P18"><text:span text:style-name="T17"><text:s text:c="16"/></text:span><text:span text:style-name="T17">fmt.Printf("%dx%d=%2d\t", k, j, k*j)</text:span></text:p>
          <text:p text:style-name="P18"><text:span text:style-name="T17"><text:s text:c="12"/></text:span><text:span text:style-name="T17">}</text:span></text:p>
          <text:p text:style-name="P18"><text:span text:style-name="T17"><text:s text:c="12"/></text:span><text:span text:style-name="T17">fmt.Printf("\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8cm" svg:y="4.8cm">
          <draw:text-box>
            <text:p><text:span text:style-name="T19">Go</text:span></text:p>
          </draw:text-box>
        </draw:frame>
        <draw:frame draw:style-name="gr7" draw:text-style-name="P20" draw:layer="layout" svg:width="4cm" svg:height="1.759cm" svg:x="5.4cm" svg:y="4.801cm">
          <draw:text-box>
            <text:p><text:span text:style-name="T19">Swift</text:span></text:p>
          </draw:text-box>
        </draw:frame>
        <presentation:notes draw:style-name="dp2">
          <draw:page-thumbnail draw:style-name="gr4" draw:layer="layout" svg:width="12.696cm" svg:height="9.522cm" svg:x="3.175cm" svg:y="1.904cm" draw:page-number="2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haxe --main Mt9x9 --interp</text:span></text:p>
          <text:p text:style-name="P18"><text:span text:style-name="T25"/></text:p>
          <text:p text:style-name="P18"><text:span text:style-name="T17">class Mt9x9 {</text:span></text:p>
          <text:p text:style-name="P18"><text:span text:style-name="T17"><text:s text:c="4"/></text:span><text:span text:style-name="T17">static function main() {</text:span></text:p>
          <text:p text:style-name="P18"><text:span text:style-name="T17"><text:s text:c="8"/></text:span><text:span text:style-name="T17">for (i in [1, 4, 7]) {</text:span></text:p>
          <text:p text:style-name="P18"><text:span text:style-name="T17"><text:s text:c="12"/></text:span><text:span text:style-name="T17">for (j in 1...10) {</text:span></text:p>
          <text:p text:style-name="P18"><text:span text:style-name="T17"><text:s text:c="16"/></text:span><text:span text:style-name="T17">for (k in [i, i+1, i+2]) {</text:span></text:p>
          <text:p text:style-name="P18"><text:span text:style-name="T17"><text:s text:c="20"/></text:span><text:span text:style-name="T17">Sys.print(k+'x'+j+'='+(k*j&lt;10?' ':'')+k*j+'\t');</text:span></text:p>
          <text:p text:style-name="P18"><text:span text:style-name="T17"><text:s text:c="16"/></text:span><text:span text:style-name="T17">}</text:span></text:p>
          <text:p text:style-name="P18"><text:span text:style-name="T17"><text:s text:c="16"/></text:span><text:span text:style-name="T17">Sys.print('\n');</text:span></text:p>
          <text:p text:style-name="P18"><text:span text:style-name="T17"><text:s text:c="12"/></text:span><text:span text:style-name="T17">}</text:span></text:p>
          <text:p text:style-name="P18"><text:span text:style-name="T17"><text:s text:c="12"/></text:span><text:span text:style-name="T17">Sys.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2" draw:layer="layout" svg:width="11.2cm" svg:height="11.4cm" svg:x="13.151cm" svg:y="6.8cm">
          <text:p text:style-name="P39"><text:span text:style-name="T16">// nekoc mt9x9.neko &amp;&amp; neko mt9x9.n</text:span></text:p>
          <text:p text:style-name="P39"><text:span text:style-name="T28"/></text:p>
          <text:p text:style-name="P39"><text:span text:style-name="T17">var sprintf = $loader.loadprim("std@sprintf", 2);</text:span></text:p>
          <text:p text:style-name="P39"><text:span text:style-name="T17">var i = 1;</text:span></text:p>
          <text:p text:style-name="P39"><text:span text:style-name="T17">while i &lt;= 9 {</text:span></text:p>
          <text:p text:style-name="P39"><text:span text:style-name="T17"><text:s text:c="4"/></text:span><text:span text:style-name="T17">var j = 1;</text:span></text:p>
          <text:p text:style-name="P39"><text:span text:style-name="T17"><text:s text:c="4"/></text:span><text:span text:style-name="T17">while <text:s/>j &lt;= 9 {</text:span></text:p>
          <text:p text:style-name="P39"><text:span text:style-name="T17"><text:s text:c="8"/></text:span><text:span text:style-name="T17">var k = i;</text:span></text:p>
          <text:p text:style-name="P39"><text:span text:style-name="T17"><text:s text:c="8"/></text:span><text:span text:style-name="T17">while k &lt;= i+2 {</text:span></text:p>
          <text:p text:style-name="P39"><text:span text:style-name="T17"><text:s text:c="12"/></text:span><text:span text:style-name="T17">$print(k, "x", j, "=", sprintf("%2d", k*j), "\t");</text:span></text:p>
          <text:p text:style-name="P39"><text:span text:style-name="T17"><text:s text:c="12"/></text:span><text:span text:style-name="T17">k += 1;</text:span></text:p>
          <text:p text:style-name="P39"><text:span text:style-name="T17"><text:s text:c="8"/></text:span><text:span text:style-name="T17">}</text:span></text:p>
          <text:p text:style-name="P39"><text:span text:style-name="T17"><text:s text:c="8"/></text:span><text:span text:style-name="T17">$print("\n");</text:span></text:p>
          <text:p text:style-name="P39"><text:span text:style-name="T17"><text:s text:c="8"/></text:span><text:span text:style-name="T17">j += 1;</text:span></text:p>
          <text:p text:style-name="P39"><text:span text:style-name="T17"><text:s text:c="4"/></text:span><text:span text:style-name="T17">}</text:span></text:p>
          <text:p text:style-name="P39"><text:span text:style-name="T17"><text:s text:c="4"/></text:span><text:span text:style-name="T17">$print("\n");</text:span></text:p>
          <text:p text:style-name="P39"><text:span text:style-name="T17"><text:s text:c="4"/></text:span><text:span text:style-name="T17">i += 3;</text:span></text:p>
          <text:p text:style-name="P39"><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7cm" svg:height="1.759cm" svg:x="17.1cm" svg:y="4.8cm">
          <draw:text-box>
            <text:p><text:span text:style-name="T19">Neko</text:span></text:p>
          </draw:text-box>
        </draw:frame>
        <draw:frame draw:style-name="gr7" draw:text-style-name="P20" draw:layer="layout" svg:width="4cm" svg:height="1.759cm" svg:x="5.1cm" svg:y="4.801cm">
          <draw:text-box>
            <text:p><text:span text:style-name="T19">Haxe</text:span></text:p>
          </draw:text-box>
        </draw:frame>
        <presentation:notes draw:style-name="dp2">
          <draw:page-thumbnail draw:style-name="gr4" draw:layer="layout" svg:width="12.696cm" svg:height="9.522cm" svg:x="3.175cm" svg:y="1.904cm" draw:page-number="2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39"><text:span text:style-name="T16">// ponyc -b mt9x9 &amp;&amp; ./mt9x9</text:span></text:p>
          <text:p text:style-name="P39"><text:span text:style-name="T25"/></text:p>
          <text:p text:style-name="P39"><text:span text:style-name="T17">use "collections"</text:span></text:p>
          <text:p text:style-name="P39"><text:span text:style-name="T17">use "format"</text:span></text:p>
          <text:p text:style-name="P39"><text:span text:style-name="T17">actor Main</text:span></text:p>
          <text:p text:style-name="P39"><text:span text:style-name="T17"><text:s text:c="4"/></text:span><text:span text:style-name="T17">new create(env: Env) =&gt;</text:span></text:p>
          <text:p text:style-name="P39"><text:span text:style-name="T17"><text:s text:c="8"/></text:span><text:span text:style-name="T17">for i in Range[U8](1, 10, 3) do</text:span></text:p>
          <text:p text:style-name="P39"><text:span text:style-name="T17"><text:s text:c="12"/></text:span><text:span text:style-name="T17">for j in Range[U8](1, 10) do</text:span></text:p>
          <text:p text:style-name="P39"><text:span text:style-name="T17"><text:s text:c="16"/></text:span><text:span text:style-name="T17">for k in [i; i+1; i+2].values() do</text:span></text:p>
          <text:p text:style-name="P39"><text:span text:style-name="T17"><text:s text:c="20"/></text:span><text:span text:style-name="T17">env.out.write(k.string() + "x" + j.string() + "=" +</text:span></text:p>
          <text:p text:style-name="P39"><text:span text:style-name="T17"><text:s text:c="20"/></text:span><text:span text:style-name="T17">Format.int[U8](k*j where width=2) + "\t")</text:span></text:p>
          <text:p text:style-name="P39"><text:span text:style-name="T17"><text:s text:c="16"/></text:span><text:span text:style-name="T17">end</text:span></text:p>
          <text:p text:style-name="P39"><text:span text:style-name="T17"><text:s text:c="16"/></text:span><text:span text:style-name="T17">env.out.write("\n")</text:span></text:p>
          <text:p text:style-name="P39"><text:span text:style-name="T17"><text:s text:c="12"/></text:span><text:span text:style-name="T17">end</text:span></text:p>
          <text:p text:style-name="P39"><text:span text:style-name="T17"><text:s text:c="12"/></text:span><text:span text:style-name="T17">env.out.print("")</text:span></text:p>
          <text:p text:style-name="P39"><text:span text:style-name="T17"><text:s text:c="8"/></text:span><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9" draw:layer="layout" svg:width="11.2cm" svg:height="11.4cm" svg:x="13.151cm" svg:y="6.8cm">
          <text:p text:style-name="P48"><text:span text:style-name="T29"># objeckc -src mt9x9.obs -dest mt9x9.obe &amp;&amp; objeckr mt9x9.obe</text:span></text:p>
          <text:p text:style-name="P48"><text:span text:style-name="T30"/></text:p>
          <text:p text:style-name="P48"><text:span text:style-name="T31">class mt9x9 {</text:span></text:p>
          <text:p text:style-name="P48"><text:span text:style-name="T31"><text:s text:c="4"/></text:span><text:span text:style-name="T31">function : Main(args : String[]) ~ Nil {</text:span></text:p>
          <text:p text:style-name="P48"><text:span text:style-name="T31"><text:s text:c="8"/></text:span><text:span text:style-name="T31">for(i := 1; i &lt;= 9; i += 3;) {</text:span></text:p>
          <text:p text:style-name="P48"><text:span text:style-name="T31"><text:s text:c="12"/></text:span><text:span text:style-name="T31">for(j := 1; j &lt;= 9; j += 1;) {</text:span></text:p>
          <text:p text:style-name="P48"><text:span text:style-name="T31"><text:s text:c="16"/></text:span><text:span text:style-name="T31">for(k := i; k &lt;= i+2; k++;) {</text:span></text:p>
          <text:p text:style-name="P48"><text:span text:style-name="T31"><text:s text:c="20"/></text:span><text:span text:style-name="T31">IO.Console-&gt;Print(k)-&gt;Print('x')-&gt;Print(j)-&gt;Print('=');</text:span></text:p>
          <text:p text:style-name="P48"><text:span text:style-name="T31"><text:s text:c="20"/></text:span><text:span text:style-name="T31">if(k*j&lt;10) {IO.Console-&gt;Print(' ');};</text:span></text:p>
          <text:p text:style-name="P48"><text:span text:style-name="T31"><text:s text:c="20"/></text:span><text:span text:style-name="T31">IO.Console-&gt;Print(k*j)-&gt;Print('\t');</text:span></text:p>
          <text:p text:style-name="P48"><text:span text:style-name="T31"><text:s text:c="16"/></text:span><text:span text:style-name="T31">};</text:span></text:p>
          <text:p text:style-name="P48"><text:span text:style-name="T31"><text:s text:c="16"/></text:span><text:span text:style-name="T31">'\n'-&gt;Print();</text:span></text:p>
          <text:p text:style-name="P48"><text:span text:style-name="T31"><text:s text:c="12"/></text:span><text:span text:style-name="T31">};</text:span></text:p>
          <text:p text:style-name="P48"><text:span text:style-name="T31"><text:s text:c="12"/></text:span><text:span text:style-name="T31">""-&gt;PrintLine();</text:span></text:p>
          <text:p text:style-name="P48"><text:span text:style-name="T31"><text:s text:c="8"/></text:span><text:span text:style-name="T31">};</text:span></text:p>
          <text:p text:style-name="P48"><text:span text:style-name="T31"><text:s text:c="4"/></text:span><text:span text:style-name="T31">}</text:span></text:p>
          <text:p text:style-name="P48"><text:span text:style-name="T3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7cm" svg:height="1.759cm" svg:x="16.7cm" svg:y="4.8cm">
          <draw:text-box>
            <text:p><text:span text:style-name="T19">Objeck</text:span></text:p>
          </draw:text-box>
        </draw:frame>
        <draw:frame draw:style-name="gr7" draw:text-style-name="P20" draw:layer="layout" svg:width="4cm" svg:height="1.759cm" svg:x="5.3cm" svg:y="4.801cm">
          <draw:text-box>
            <text:p><text:span text:style-name="T19">Pony</text:span></text:p>
          </draw:text-box>
        </draw:frame>
        <presentation:notes draw:style-name="dp2">
          <draw:page-thumbnail draw:style-name="gr4" draw:layer="layout" svg:width="12.696cm" svg:height="9.522cm" svg:x="3.175cm" svg:y="1.904cm" draw:page-number="2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39"><text:span text:style-name="T16">#!/usr/bin/nit</text:span></text:p>
          <text:p text:style-name="P39"><text:span text:style-name="T16"># nitc mt9x9.nit &amp;&amp; ./mt9x9 || nit mt9x9.nit || ./mt9x9.nit</text:span></text:p>
          <text:p text:style-name="P39"><text:span text:style-name="T25"/></text:p>
          <text:p text:style-name="P39"><text:span text:style-name="T17">for i in [1..10[.step(3) do</text:span></text:p>
          <text:p text:style-name="P39"><text:span text:style-name="T17"><text:s text:c="4"/></text:span><text:span text:style-name="T17">for j in [1..9] do</text:span></text:p>
          <text:p text:style-name="P39"><text:span text:style-name="T17"><text:s text:c="8"/></text:span><text:span text:style-name="T17">for k in [i, i+1, i+2] do</text:span></text:p>
          <text:p text:style-name="P50"><text:span text:style-name="T17"><text:s text:c="12"/></text:span><text:span text:style-name="T17">printn "{k}x{j}="</text:span></text:p>
          <text:p text:style-name="P39"><text:span text:style-name="T17"><text:s text:c="12"/></text:span><text:span text:style-name="T17">if k*j &lt; 10 then</text:span></text:p>
          <text:p text:style-name="P39"><text:span text:style-name="T17"><text:s text:c="16"/></text:span><text:span text:style-name="T17">printn " "</text:span></text:p>
          <text:p text:style-name="P39"><text:span text:style-name="T17"><text:s text:c="12"/></text:span><text:span text:style-name="T17">end</text:span></text:p>
          <text:p text:style-name="P39"><text:span text:style-name="T17"><text:s text:c="12"/></text:span><text:span text:style-name="T17">printn "{k*j}\t"</text:span></text:p>
          <text:p text:style-name="P39"><text:span text:style-name="T17"><text:s text:c="8"/></text:span><text:span text:style-name="T17">end</text:span></text:p>
          <text:p text:style-name="P39"><text:span text:style-name="T17"><text:s text:c="8"/></text:span><text:span text:style-name="T17">printn "\n"</text:span></text:p>
          <text:p text:style-name="P39"><text:span text:style-name="T17"><text:s text:c="4"/></text:span><text:span text:style-name="T17">end</text:span></text:p>
          <text:p text:style-name="P39"><text:span text:style-name="T17"><text:s text:c="4"/></text:span><text:span text:style-name="T17">print ""</text:span></text:p>
          <text:p text:style-name="P3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nim compile mt9x9.nim &amp;&amp; ./mt9x9</text:span></text:p>
          <text:p text:style-name="P18"><text:span text:style-name="T25"/></text:p>
          <text:p text:style-name="P18"><text:span text:style-name="T17">import strformat</text:span></text:p>
          <text:p text:style-name="P18"><text:span text:style-name="T17">for i in countup(1, 9, 3):</text:span></text:p>
          <text:p text:style-name="P18"><text:span text:style-name="T17"><text:s text:c="4"/></text:span><text:span text:style-name="T17">for j in 1..9:</text:span></text:p>
          <text:p text:style-name="P18"><text:span text:style-name="T17"><text:s text:c="8"/></text:span><text:span text:style-name="T17">for k in [i, i+1, i+2]:</text:span></text:p>
          <text:p text:style-name="P18"><text:span text:style-name="T17"><text:s text:c="12"/></text:span><text:span text:style-name="T17">write(stdout, k, 'x', j, '=', &amp;"{k*j:2d}", '\t')</text:span></text:p>
          <text:p text:style-name="P18"><text:span text:style-name="T17"><text:s text:c="8"/></text:span><text:span text:style-name="T17">writeLine(stdout, "")</text:span></text:p>
          <text:p text:style-name="P18"><text:span text:style-name="T17"><text:s text:c="4"/></text:span><text:span text:style-name="T17">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cm" svg:height="1.759cm" svg:x="17.5cm" svg:y="4.8cm">
          <draw:text-box>
            <text:p><text:span text:style-name="T19">Nim</text:span></text:p>
          </draw:text-box>
        </draw:frame>
        <draw:frame draw:style-name="gr7" draw:text-style-name="P20" draw:layer="layout" svg:width="2.4cm" svg:height="1.759cm" svg:x="6cm" svg:y="4.801cm">
          <draw:text-box>
            <text:p><text:span text:style-name="T19">Nit</text:span></text:p>
          </draw:text-box>
        </draw:frame>
        <presentation:notes draw:style-name="dp2">
          <draw:page-thumbnail draw:style-name="gr4" draw:layer="layout" svg:width="12.696cm" svg:height="9.522cm" svg:x="3.175cm" svg:y="1.904cm" draw:page-number="2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ruby</text:span></text:p>
          <text:p text:style-name="P18"><text:span text:style-name="T16"># ./mt9x9.rb || ruby mt9x9.rb</text:span></text:p>
          <text:p text:style-name="P18"><text:span text:style-name="T18"/></text:p>
          <text:p text:style-name="P18"><text:span text:style-name="T17">for i in (1..9).step(3)</text:span></text:p>
          <text:p text:style-name="P18"><text:span text:style-name="T17"><text:s text:c="4"/></text:span><text:span text:style-name="T17">for j in (1..9)</text:span></text:p>
          <text:p text:style-name="P18"><text:span text:style-name="T17"><text:s text:c="8"/></text:span><text:span text:style-name="T17">[i, i+1, i+2].each{|k|</text:span></text:p>
          <text:p text:style-name="P18"><text:span text:style-name="T17"><text:s text:c="12"/></text:span><text:span text:style-name="T17">print "%dx%d=%2d\t" % [k, j, k*j]</text:span></text:p>
          <text:p text:style-name="P18"><text:span text:style-name="T17"><text:s text:c="8"/></text:span><text:span text:style-name="T17">}</text:span></text:p>
          <text:p text:style-name="P18"><text:span text:style-name="T17"><text:s text:c="8"/></text:span><text:span text:style-name="T17">print "\n"</text:span></text:p>
          <text:p text:style-name="P18"><text:span text:style-name="T17"><text:s text:c="4"/></text:span><text:span text:style-name="T17">end</text:span></text:p>
          <text:p text:style-name="P18"><text:span text:style-name="T17"><text:s text:c="4"/></text:span><text:span text:style-name="T17">puts</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rustc mt9x9.rs &amp;&amp; ./mt9x9</text:span></text:p>
          <text:p text:style-name="P18"><text:span text:style-name="T25"/></text:p>
          <text:p text:style-name="P18"><text:span text:style-name="T17">fn main() {</text:span></text:p>
          <text:p text:style-name="P18"><text:span text:style-name="T17"><text:s text:c="4"/></text:span><text:span text:style-name="T17">for i in (1..10).step_by(3) {</text:span></text:p>
          <text:p text:style-name="P18"><text:span text:style-name="T17"><text:s text:c="8"/></text:span><text:span text:style-name="T17">for j in 1..10 {</text:span></text:p>
          <text:p text:style-name="P18"><text:span text:style-name="T17"><text:s text:c="12"/></text:span><text:span text:style-name="T17">for k in &amp;[i, i+1, i+2] {</text:span></text:p>
          <text:p text:style-name="P18"><text:span text:style-name="T17"><text:s text:c="16"/></text:span><text:span text:style-name="T17">print!("{}x{}={:2}\t", k, j, k*j);</text:span></text:p>
          <text:p text:style-name="P18"><text:span text:style-name="T17"><text:s text:c="12"/></text:span><text:span text:style-name="T17">}</text:span></text:p>
          <text:p text:style-name="P18"><text:span text:style-name="T17"><text:s text:c="12"/></text:span><text:span text:style-name="T17">print!("\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6cm" svg:height="1.759cm" svg:x="17.2cm" svg:y="4.8cm">
          <draw:text-box>
            <text:p><text:span text:style-name="T19">Rust</text:span></text:p>
          </draw:text-box>
        </draw:frame>
        <draw:frame draw:style-name="gr7" draw:text-style-name="P20" draw:layer="layout" svg:width="4.6cm" svg:height="1.759cm" svg:x="5.3cm" svg:y="4.801cm">
          <draw:text-box>
            <text:p><text:span text:style-name="T19">Ruby</text:span></text:p>
          </draw:text-box>
        </draw:frame>
        <presentation:notes draw:style-name="dp2">
          <draw:page-thumbnail draw:style-name="gr4" draw:layer="layout" svg:width="12.696cm" svg:height="9.522cm" svg:x="3.175cm" svg:y="1.904cm" draw:page-number="2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39"><text:span text:style-name="T16">; gdl -q -e mt9x9</text:span></text:p>
          <text:p text:style-name="P39"><text:span text:style-name="T25"/></text:p>
          <text:p text:style-name="P39"><text:span text:style-name="T17">pro mt9x9</text:span></text:p>
          <text:p text:style-name="P39"><text:span text:style-name="T17"><text:s text:c="4"/></text:span><text:span text:style-name="T17">for i = 1, 9, 3 do begin</text:span></text:p>
          <text:p text:style-name="P39"><text:span text:style-name="T17"><text:s text:c="8"/></text:span><text:span text:style-name="T17">for j = 1, 9 do begin</text:span></text:p>
          <text:p text:style-name="P39"><text:span text:style-name="T17"><text:s text:c="12"/></text:span><text:span text:style-name="T17">for k = i, i+2 do begin <text:s text:c="10"/></text:span></text:p>
          <text:p text:style-name="P39"><text:span text:style-name="T17"><text:s text:c="16"/></text:span><text:span text:style-name="T17">print, k,"x",j,"=",k*j,string(9b), $</text:span></text:p>
          <text:p text:style-name="P39"><text:span text:style-name="T17"><text:s text:c="20"/></text:span><text:span text:style-name="T17">format='($,I1,A,I1,A,I2,A)'</text:span></text:p>
          <text:p text:style-name="P39"><text:span text:style-name="T17"><text:s text:c="12"/></text:span><text:span text:style-name="T17">endfor</text:span></text:p>
          <text:p text:style-name="P39"><text:span text:style-name="T17"><text:s text:c="12"/></text:span><text:span text:style-name="T17">print, string(10b), format='($,A)'</text:span></text:p>
          <text:p text:style-name="P39"><text:span text:style-name="T17"><text:s text:c="8"/></text:span><text:span text:style-name="T17">endfor</text:span></text:p>
          <text:p text:style-name="P39"><text:span text:style-name="T17"><text:s text:c="8"/></text:span><text:span text:style-name="T17">print</text:span></text:p>
          <text:p text:style-name="P39"><text:span text:style-name="T17"><text:s text:c="4"/></text:span><text:span text:style-name="T17">endfor</text:span></text:p>
          <text:p text:style-name="P39"><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2" draw:layer="layout" svg:width="11.2cm" svg:height="11.4cm" svg:x="13.154cm" svg:y="6.8cm">
          <text:p text:style-name="P39"><text:span text:style-name="T16">#!/usr/bin/gst</text:span></text:p>
          <text:p text:style-name="P39"><text:span text:style-name="T16">" ./mt9x9.st || gst mt9x9.st "</text:span></text:p>
          <text:p text:style-name="P39"><text:span text:style-name="T25"/></text:p>
          <text:p text:style-name="P39"><text:span text:style-name="T17">1 to: 9 by: 3 do: [ :i |</text:span></text:p>
          <text:p text:style-name="P39"><text:span text:style-name="T17"><text:s text:c="4"/></text:span><text:span text:style-name="T17">1 to: 9 do: [ :j |</text:span></text:p>
          <text:p text:style-name="P39"><text:span text:style-name="T17"><text:s text:c="8"/></text:span><text:span text:style-name="T17">i to: i+2 do: [ :k |</text:span></text:p>
          <text:p text:style-name="P39"><text:span text:style-name="T17"><text:s text:c="12"/></text:span><text:span text:style-name="T17">Transcript show: k printString, 'x', j printString, '='.</text:span></text:p>
          <text:p text:style-name="P39"><text:span text:style-name="T17"><text:s text:c="12"/></text:span><text:span text:style-name="T17">k*j &lt; 10 ifTrue: [Transcript show: ' '].</text:span></text:p>
          <text:p text:style-name="P39"><text:span text:style-name="T17"><text:s text:c="12"/></text:span><text:span text:style-name="T17">Transcript show: (k*j) printString.</text:span></text:p>
          <text:p text:style-name="P39"><text:span text:style-name="T17"><text:s text:c="12"/></text:span><text:span text:style-name="T17">Character tab display</text:span></text:p>
          <text:p text:style-name="P39"><text:span text:style-name="T17"><text:s text:c="8"/></text:span><text:span text:style-name="T17">].</text:span></text:p>
          <text:p text:style-name="P39"><text:span text:style-name="T17"><text:s text:c="8"/></text:span><text:span text:style-name="T17">Character nl display</text:span></text:p>
          <text:p text:style-name="P39"><text:span text:style-name="T17"><text:s text:c="4"/></text:span><text:span text:style-name="T17">].</text:span></text:p>
          <text:p text:style-name="P39"><text:span text:style-name="T17"><text:s text:c="4"/></text:span><text:span text:style-name="T17">Transcript cr</text:span></text:p>
          <text:p text:style-name="P39"><text:span text:style-name="T17">].</text:span></text:p>
          <text:p text:style-name="P39"><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6cm" svg:height="1.759cm" svg:x="15.9cm" svg:y="4.8cm">
          <draw:text-box>
            <text:p><text:span text:style-name="T19">Smalltalk</text:span></text:p>
          </draw:text-box>
        </draw:frame>
        <draw:frame draw:style-name="gr7" draw:text-style-name="P20" draw:layer="layout" svg:width="3.2cm" svg:height="1.759cm" svg:x="5.8cm" svg:y="4.801cm">
          <draw:text-box>
            <text:p><text:span text:style-name="T19">IDL</text:span></text:p>
          </draw:text-box>
        </draw:frame>
        <presentation:notes draw:style-name="dp2">
          <draw:page-thumbnail draw:style-name="gr4" draw:layer="layout" svg:width="12.696cm" svg:height="9.522cm" svg:x="3.175cm" svg:y="1.904cm" draw:page-number="2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39"><text:span text:style-name="T16">#!/usr/bin/guile -s</text:span></text:p>
          <text:p text:style-name="P39"><text:span text:style-name="T16">!#</text:span></text:p>
          <text:p text:style-name="P39"><text:span text:style-name="T16">; ./mt9x9.scm || guile mt9x9.scm</text:span></text:p>
          <text:p text:style-name="P39"><text:span text:style-name="T25"/></text:p>
          <text:p text:style-name="P39"><text:span text:style-name="T17">(use-modules (ice-9 format))</text:span></text:p>
          <text:p text:style-name="P39"><text:span text:style-name="T17">(for-each</text:span></text:p>
          <text:p text:style-name="P39"><text:span text:style-name="T17"><text:s text:c="4"/></text:span><text:span text:style-name="T17">(lambda (i)</text:span></text:p>
          <text:p text:style-name="P39"><text:span text:style-name="T17"><text:s text:c="8"/></text:span><text:span text:style-name="T17">(for-each</text:span></text:p>
          <text:p text:style-name="P39"><text:span text:style-name="T17"><text:s text:c="12"/></text:span><text:span text:style-name="T17">(lambda (j)</text:span></text:p>
          <text:p text:style-name="P39"><text:span text:style-name="T17"><text:s text:c="16"/></text:span><text:span text:style-name="T17">(for-each</text:span></text:p>
          <text:p text:style-name="P39"><text:span text:style-name="T17"><text:s text:c="20"/></text:span><text:span text:style-name="T17">(lambda (k)</text:span></text:p>
          <text:p text:style-name="P39"><text:span text:style-name="T17"><text:s text:c="25"/></text:span><text:span text:style-name="T17">(format #t "~dx~d=~2d~c" k j (* k j) #\tab))</text:span></text:p>
          <text:p text:style-name="P39"><text:span text:style-name="T17"><text:s text:c="20"/></text:span><text:span text:style-name="T17">(list i (+ i 1) (+ i 2)))</text:span></text:p>
          <text:p text:style-name="P39"><text:span text:style-name="T17"><text:s text:c="16"/></text:span><text:span text:style-name="T17">(display #\newline))</text:span></text:p>
          <text:p text:style-name="P39"><text:span text:style-name="T17"><text:s text:c="12"/></text:span><text:span text:style-name="T17">'(1 2 3 4 5 6 7 8 9))</text:span></text:p>
          <text:p text:style-name="P39"><text:span text:style-name="T17"><text:s text:c="8"/></text:span><text:span text:style-name="T17">(newline))</text:span></text:p>
          <text:p text:style-name="P39"><text:span text:style-name="T17"><text:s text:c="4"/></text:span><text:span text:style-name="T17">'(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gcl -f</text:span></text:p>
          <text:p text:style-name="P18"><text:span text:style-name="T16">; ./mt9x9.lisp || gcl -f mt9x9.lisp</text:span></text:p>
          <text:p text:style-name="P18"><text:span text:style-name="T25"/></text:p>
          <text:p text:style-name="P18"><text:span text:style-name="T17">(dolist (i '(1 4 7))</text:span></text:p>
          <text:p text:style-name="P18"><text:span text:style-name="T17"><text:s text:c="4"/></text:span><text:span text:style-name="T17">(dolist (j '(1 2 3 4 5 6 7 8 9))</text:span></text:p>
          <text:p text:style-name="P18"><text:span text:style-name="T17"><text:s text:c="8"/></text:span><text:span text:style-name="T17">(dolist (k (list i (+ i 1) (+ i 2)))</text:span></text:p>
          <text:p text:style-name="P18"><text:span text:style-name="T17"><text:s text:c="12"/></text:span><text:span text:style-name="T17">(format t "~Dx~D=~2D ~@T" k j (* k j))</text:span></text:p>
          <text:p text:style-name="P18"><text:span text:style-name="T17"><text:s text:c="8"/></text:span><text:span text:style-name="T17">)</text:span></text:p>
          <text:p text:style-name="P18"><text:span text:style-name="T17"><text:s text:c="8"/></text:span><text:span text:style-name="T17">(format t "~%")</text:span></text:p>
          <text:p text:style-name="P18"><text:span text:style-name="T17"><text:s text:c="4"/></text:span><text:span text:style-name="T17">)</text:span></text:p>
          <text:p text:style-name="P18"><text:span text:style-name="T17"><text:s text:c="4"/></text:span><text:span text:style-name="T17">(terpri)</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8.8cm" svg:height="1.759cm" svg:x="14.6cm" svg:y="4.8cm">
          <draw:text-box>
            <text:p><text:span text:style-name="T19">CommonLisp</text:span></text:p>
          </draw:text-box>
        </draw:frame>
        <draw:frame draw:style-name="gr7" draw:text-style-name="P20" draw:layer="layout" svg:width="5.4cm" svg:height="1.759cm" svg:x="4.6cm" svg:y="4.801cm">
          <draw:text-box>
            <text:p><text:span text:style-name="T19">Scheme</text:span></text:p>
          </draw:text-box>
        </draw:frame>
        <presentation:notes draw:style-name="dp2">
          <draw:page-thumbnail draw:style-name="gr4" draw:layer="layout" svg:width="12.696cm" svg:height="9.522cm" svg:x="3.175cm" svg:y="1.904cm" draw:page-number="2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usr/bin/gforth</text:span></text:p>
          <text:p text:style-name="P18"><text:span text:style-name="T16">\ ./mt9x9.fth || gforth mt9x9.fth</text:span></text:p>
          <text:p text:style-name="P18"><text:span text:style-name="T25"/></text:p>
          <text:p text:style-name="P18"><text:span text:style-name="T17">: mt9x9</text:span></text:p>
          <text:p text:style-name="P18"><text:span text:style-name="T17"><text:s text:c="4"/></text:span><text:span text:style-name="T17">10 1 do</text:span></text:p>
          <text:p text:style-name="P18"><text:span text:style-name="T17"><text:s text:c="8"/></text:span><text:span text:style-name="T17">10 1 do</text:span></text:p>
          <text:p text:style-name="P18"><text:span text:style-name="T17"><text:s text:c="12"/></text:span><text:span text:style-name="T17">3 0 do</text:span></text:p>
          <text:p text:style-name="P18"><text:span text:style-name="T17"><text:s text:c="16"/></text:span><text:span text:style-name="T17">i k + 1 u.r 120 emit</text:span></text:p>
          <text:p text:style-name="P18"><text:span text:style-name="T17"><text:s text:c="16"/></text:span><text:span text:style-name="T17">j 1 u.r 61 emit</text:span></text:p>
          <text:p text:style-name="P18"><text:span text:style-name="T17"><text:s text:c="16"/></text:span><text:span text:style-name="T17">i k + j * 2 u.r 9 emit</text:span></text:p>
          <text:p text:style-name="P18"><text:span text:style-name="T17"><text:s text:c="12"/></text:span><text:span text:style-name="T17">loop</text:span></text:p>
          <text:p text:style-name="P18"><text:span text:style-name="T17"><text:s text:c="12"/></text:span><text:span text:style-name="T17">10 emit</text:span></text:p>
          <text:p text:style-name="P18"><text:span text:style-name="T17"><text:s text:c="8"/></text:span><text:span text:style-name="T17">loop</text:span></text:p>
          <text:p text:style-name="P18"><text:span text:style-name="T17"><text:s text:c="8"/></text:span><text:span text:style-name="T17">cr</text:span></text:p>
          <text:p text:style-name="P18"><text:span text:style-name="T17"><text:s text:c="4"/></text:span><text:span text:style-name="T17">3 +loop ;</text:span></text:p>
          <text:p text:style-name="P18"><text:span text:style-name="T17">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2" draw:layer="layout" svg:width="11.2cm" svg:height="11.4cm" svg:x="13.151cm" svg:y="6.8cm">
          <text:p text:style-name="P39"><text:span text:style-name="T16">% gs -q -dNODISPLAY -dBATCH mt9x9.ps</text:span></text:p>
          <text:p text:style-name="P39"><text:span text:style-name="T25"/></text:p>
          <text:p text:style-name="P39"><text:span text:style-name="T17">1 3 9 {</text:span></text:p>
          <text:p text:style-name="P39"><text:span text:style-name="T17"><text:s text:c="4"/></text:span><text:span text:style-name="T17">/i exch def</text:span></text:p>
          <text:p text:style-name="P39"><text:span text:style-name="T17"><text:s text:c="4"/></text:span><text:span text:style-name="T17">1 1 9 {</text:span></text:p>
          <text:p text:style-name="P39"><text:span text:style-name="T17"><text:s text:c="8"/></text:span><text:span text:style-name="T17">/j exch def</text:span></text:p>
          <text:p text:style-name="P39"><text:span text:style-name="T17"><text:s text:c="8"/></text:span><text:span text:style-name="T17">i 1 i 2 add {</text:span></text:p>
          <text:p text:style-name="P39"><text:span text:style-name="T17"><text:s text:c="12"/></text:span><text:span text:style-name="T17">/k exch def</text:span></text:p>
          <text:p text:style-name="P39"><text:span text:style-name="T17"><text:s text:c="12"/></text:span><text:span text:style-name="T17">k 1 string cvs print (x) print</text:span></text:p>
          <text:p text:style-name="P39"><text:span text:style-name="T17"><text:s text:c="12"/></text:span><text:span text:style-name="T17">j 1 string cvs print (=) print</text:span></text:p>
          <text:p text:style-name="P39"><text:span text:style-name="T17"><text:s text:c="12"/></text:span><text:span text:style-name="T17">k j mul dup 10 lt {</text:span></text:p>
          <text:p text:style-name="P39"><text:span text:style-name="T17"><text:s text:c="16"/></text:span><text:span text:style-name="T17">( ) print</text:span></text:p>
          <text:p text:style-name="P39"><text:span text:style-name="T17"><text:s text:c="12"/></text:span><text:span text:style-name="T17">} if 2 string cvs print (\t) print</text:span></text:p>
          <text:p text:style-name="P39"><text:span text:style-name="T17"><text:s text:c="8"/></text:span><text:span text:style-name="T17">} for (\n) print</text:span></text:p>
          <text:p text:style-name="P39"><text:span text:style-name="T17"><text:s text:c="4"/></text:span><text:span text:style-name="T17">} for () =</text:span></text:p>
          <text:p text:style-name="P39"><text:span text:style-name="T17">}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7cm" svg:height="1.759cm" svg:x="15.6cm" svg:y="4.8cm">
          <draw:text-box>
            <text:p><text:span text:style-name="T19">PostScript</text:span></text:p>
          </draw:text-box>
        </draw:frame>
        <draw:frame draw:style-name="gr7" draw:text-style-name="P20" draw:layer="layout" svg:width="4cm" svg:height="1.759cm" svg:x="5.1cm" svg:y="4.801cm">
          <draw:text-box>
            <text:p><text:span text:style-name="T19">Forth</text:span></text:p>
          </draw:text-box>
        </draw:frame>
        <presentation:notes draw:style-name="dp2">
          <draw:page-thumbnail draw:style-name="gr4" draw:layer="layout" svg:width="12.696cm" svg:height="9.522cm" svg:x="3.175cm" svg:y="1.904cm" draw:page-number="2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 ghc mt9x9.hs &amp;&amp; ./mt9x9 || runghc mt9x9.hs</text:span></text:p>
          <text:p text:style-name="P18"><text:span text:style-name="T18"/></text:p>
          <text:p text:style-name="P18"><text:span text:style-name="T17">import Control.Monad</text:span></text:p>
          <text:p text:style-name="P18"><text:span text:style-name="T17">main = do</text:span></text:p>
          <text:p text:style-name="P18"><text:span text:style-name="T17"><text:s text:c="4"/></text:span><text:span text:style-name="T17">forM_ [1,4..9] $ \i -&gt; do</text:span></text:p>
          <text:p text:style-name="P18"><text:span text:style-name="T17"><text:s text:c="8"/></text:span><text:span text:style-name="T17">forM_ [1..9] $ \j -&gt; do</text:span></text:p>
          <text:p text:style-name="P18"><text:span text:style-name="T17"><text:s text:c="12"/></text:span><text:span text:style-name="T17">forM_ [i, i+1, i+2] $ \k -&gt; do</text:span></text:p>
          <text:p text:style-name="P18"><text:span text:style-name="T17"><text:s text:c="16"/></text:span><text:span text:style-name="T17">putStr (show k ++ "x" ++ show j ++ "=" ++</text:span></text:p>
          <text:p text:style-name="P18"><text:span text:style-name="T17"><text:s text:c="20"/></text:span><text:span text:style-name="T17">(if (k*j) &lt; 10 then " " else "") ++</text:span></text:p>
          <text:p text:style-name="P18"><text:span text:style-name="T17"><text:s text:c="20"/></text:span><text:span text:style-name="T17">show (k*j) ++ "\t")</text:span></text:p>
          <text:p text:style-name="P18"><text:span text:style-name="T17"><text:s text:c="12"/></text:span><text:span text:style-name="T17">putStrLn ""</text:span></text:p>
          <text:p text:style-name="P18"><text:span text:style-name="T17"><text:s text:c="8"/></text:span><text:span text:style-name="T17">putChar '\n'</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44" draw:layer="layout" svg:width="11.2cm" svg:height="11.4cm" svg:x="13.154cm" svg:y="6.8cm">
          <text:p text:style-name="P43"><text:span text:style-name="T20">#!/usr/bin/escript</text:span></text:p>
          <text:p text:style-name="P43"><text:span text:style-name="T20">% ./mt9x9.erl || escript mt9x9.erl</text:span></text:p>
          <text:p text:style-name="P43"><text:span text:style-name="T32"/></text:p>
          <text:p text:style-name="P43"><text:span text:style-name="T27">main(_) -&gt;</text:span></text:p>
          <text:p text:style-name="P43"><text:span text:style-name="T27"><text:s text:c="4"/></text:span><text:span text:style-name="T27">[print_block(I) || I &lt;- lists:seq(1, 9, 3)].</text:span></text:p>
          <text:p text:style-name="P43"><text:span text:style-name="T27">print_block(I) -&gt;</text:span></text:p>
          <text:p text:style-name="P43"><text:span text:style-name="T27"><text:s text:c="4"/></text:span><text:span text:style-name="T27">[print_line(I, J) || J &lt;- lists:seq(1, 9)],</text:span></text:p>
          <text:p text:style-name="P43"><text:span text:style-name="T27"><text:s text:c="4"/></text:span><text:span text:style-name="T27">io:fwrite("~n").</text:span></text:p>
          <text:p text:style-name="P43"><text:span text:style-name="T27">print_line(I, J) -&gt;</text:span></text:p>
          <text:p text:style-name="P43"><text:span text:style-name="T27"><text:s text:c="4"/></text:span><text:span text:style-name="T27">[io:format("~Bx~B=~2B\t", [K, J, K*J]) || K &lt;- lists:seq(I, I+2)],</text:span></text:p>
          <text:p text:style-name="P43"><text:span text:style-name="T27"><text:s text:c="4"/></text:span><text:span text:style-name="T27">io:nl().</text:span></text:p>
          <text:p text:style-name="P43"><text:span text:style-name="T2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9cm" svg:height="1.759cm" svg:x="16.7cm" svg:y="4.8cm">
          <draw:text-box>
            <text:p><text:span text:style-name="T19">Erlang</text:span></text:p>
          </draw:text-box>
        </draw:frame>
        <draw:frame draw:style-name="gr10" draw:text-style-name="P20" draw:layer="layout" svg:width="5.4cm" svg:height="1.759cm" svg:x="4.5cm" svg:y="4.801cm">
          <draw:text-box>
            <text:p><text:span text:style-name="T19">Haskell</text:span></text:p>
          </draw:text-box>
        </draw:frame>
        <presentation:notes draw:style-name="dp2">
          <draw:page-thumbnail draw:style-name="gr4" draw:layer="layout" svg:width="12.696cm" svg:height="9.522cm" svg:x="3.175cm" svg:y="1.904cm" draw:page-number="2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usr/bin/io</text:span></text:p>
          <text:p text:style-name="P18"><text:span text:style-name="T16">// ./mt9x9.io || io mt9x9.io</text:span></text:p>
          <text:p text:style-name="P18"><text:span text:style-name="T18"/></text:p>
          <text:p text:style-name="P18"><text:span text:style-name="T17">for(i, 1, 9, 3,</text:span></text:p>
          <text:p text:style-name="P18"><text:span text:style-name="T17"><text:s text:c="4"/></text:span><text:span text:style-name="T17">for(j, 1, 9,</text:span></text:p>
          <text:p text:style-name="P18"><text:span text:style-name="T17"><text:s text:c="8"/></text:span><text:span text:style-name="T17">list(i, i+1, i+2) foreach(k,</text:span></text:p>
          <text:p text:style-name="P18"><text:span text:style-name="T17"><text:s text:c="12"/></text:span><text:span text:style-name="T17">write(k, "x", j, "=", if(k*j&lt;10," ",""), k*j, "\t")</text:span></text:p>
          <text:p text:style-name="P18"><text:span text:style-name="T17"><text:s text:c="8"/></text:span><text:span text:style-name="T17">)</text:span></text:p>
          <text:p text:style-name="P18"><text:span text:style-name="T17"><text:s text:c="8"/></text:span><text:span text:style-name="T17">"" println</text:span></text:p>
          <text:p text:style-name="P18"><text:span text:style-name="T17"><text:s text:c="4"/></text:span><text:span text:style-name="T17">)</text:span></text:p>
          <text:p text:style-name="P18"><text:span text:style-name="T17"><text:s text:c="4"/></text:span><text:span text:style-name="T17">writel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usr/bin/icon</text:span></text:p>
          <text:p text:style-name="P18"><text:span text:style-name="T16"># ./mt9x9.icn || icon mt9x9.icn</text:span></text:p>
          <text:p text:style-name="P18"><text:span text:style-name="T25"/></text:p>
          <text:p text:style-name="P18"><text:span text:style-name="T17">procedure main()</text:span></text:p>
          <text:p text:style-name="P18"><text:span text:style-name="T17"><text:s text:c="4"/></text:span><text:span text:style-name="T17">local i, j, k</text:span></text:p>
          <text:p text:style-name="P18"><text:span text:style-name="T17"><text:s text:c="4"/></text:span><text:span text:style-name="T17">every i := 1 to 9 by 3 do {</text:span></text:p>
          <text:p text:style-name="P18"><text:span text:style-name="T17"><text:s text:c="8"/></text:span><text:span text:style-name="T17">every j := 1 to 9 do {</text:span></text:p>
          <text:p text:style-name="P18"><text:span text:style-name="T17"><text:s text:c="12"/></text:span><text:span text:style-name="T17">every k := ![i, i+1, i+2] do</text:span></text:p>
          <text:p text:style-name="P18"><text:span text:style-name="T17"><text:s text:c="16"/></text:span><text:span text:style-name="T17">writes(k, "x", j, "=", right(k*j,2), "\t")</text:span></text:p>
          <text:p text:style-name="P18"><text:span text:style-name="T17"><text:s text:c="12"/></text:span><text:span text:style-name="T17">writes("\n")</text:span></text:p>
          <text:p text:style-name="P18"><text:span text:style-name="T17"><text:s text:c="8"/></text:span><text:span text:style-name="T17">}</text:span></text:p>
          <text:p text:style-name="P18"><text:span text:style-name="T17"><text:s text:c="8"/></text:span><text:span text:style-name="T17">write()</text:span></text:p>
          <text:p text:style-name="P18"><text:span text:style-name="T17"><text:s text:c="4"/></text:span><text:span text:style-name="T17">}</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3.3cm" svg:height="1.759cm" svg:x="17.4cm" svg:y="4.8cm">
          <draw:text-box>
            <text:p><text:span text:style-name="T19">Icon</text:span></text:p>
          </draw:text-box>
        </draw:frame>
        <draw:frame draw:style-name="gr10" draw:text-style-name="P20" draw:layer="layout" svg:width="1.8cm" svg:height="1.759cm" svg:x="6.3cm" svg:y="4.801cm">
          <draw:text-box>
            <text:p><text:span text:style-name="T19">Io</text:span></text:p>
          </draw:text-box>
        </draw:frame>
        <presentation:notes draw:style-name="dp2">
          <draw:page-thumbnail draw:style-name="gr4" draw:layer="layout" svg:width="12.696cm" svg:height="9.522cm" svg:x="3.175cm" svg:y="1.904cm" draw:page-number="3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52" draw:layer="layout" svg:width="11.2cm" svg:height="11.4cm" svg:x="1.2cm" svg:y="6.8cm">
          <text:p text:style-name="P51"><text:span text:style-name="T29">-- sqlite3 &lt; mt9x9.sql</text:span></text:p>
          <text:p text:style-name="P51"><text:span text:style-name="T33"/></text:p>
          <text:p text:style-name="P51"><text:span text:style-name="T31">.mode tabs</text:span></text:p>
          <text:p text:style-name="P51"><text:span text:style-name="T31">CREATE TABLE t(j INT, i INT);</text:span></text:p>
          <text:p text:style-name="P51"><text:span text:style-name="T31">WITH RECURSIVE </text:span></text:p>
          <text:p text:style-name="P51"><text:span text:style-name="T31"><text:s text:c="2"/></text:span><text:span text:style-name="T31">for(j) AS (VALUES(1) UNION ALL SELECT j+1 FROM for WHERE j &lt; 9)</text:span></text:p>
          <text:p text:style-name="P51"><text:span text:style-name="T31">INSERT INTO t SELECT j, 1 FROM for;</text:span></text:p>
          <text:p text:style-name="P51"><text:span text:style-name="T31">SELECT i||'x'||j||'='||SUBSTR(' '||(i*j),-2,2),</text:span></text:p>
          <text:p text:style-name="P51"><text:span text:style-name="T31"><text:s text:c="7"/></text:span><text:span text:style-name="T31">(i+1)||'x'||j||'='||SUBSTR(' '||((i+1)*j),-2,2),</text:span></text:p>
          <text:p text:style-name="P51"><text:span text:style-name="T31"><text:s text:c="7"/></text:span><text:span text:style-name="T31">(i+2)||'x'||j||'='||SUBSTR(' '||((i+2)*j),-2,2) FROM t;</text:span></text:p>
          <text:p text:style-name="P51"><text:span text:style-name="T31">SELECT '';</text:span></text:p>
          <text:p text:style-name="P51"><text:span text:style-name="T31">UPDATE t SET i = i + 3;</text:span></text:p>
          <text:p text:style-name="P51"><text:span text:style-name="T31">SELECT i||'x'||j||'='||SUBSTR(' '||(i*j),-2,2),</text:span></text:p>
          <text:p text:style-name="P51"><text:span text:style-name="T31"><text:s text:c="7"/></text:span><text:span text:style-name="T31">(i+1)||'x'||j||'='||SUBSTR(' '||((i+1)*j),-2,2),</text:span></text:p>
          <text:p text:style-name="P51"><text:span text:style-name="T31"><text:s text:c="7"/></text:span><text:span text:style-name="T31">(i+2)||'x'||j||'='||SUBSTR(' '||((i+2)*j),-2,2) FROM t;</text:span></text:p>
          <text:p text:style-name="P51"><text:span text:style-name="T31">SELECT '';</text:span></text:p>
          <text:p text:style-name="P51"><text:span text:style-name="T31">UPDATE t SET i = i + 3;</text:span></text:p>
          <text:p text:style-name="P51"><text:span text:style-name="T31">SELECT i||'x'||j||'='||SUBSTR(' '||(i*j),-2,2),</text:span></text:p>
          <text:p text:style-name="P51"><text:span text:style-name="T31"><text:s text:c="7"/></text:span><text:span text:style-name="T31">(i+1)||'x'||j||'='||SUBSTR(' '||((i+1)*j),-2,2),</text:span></text:p>
          <text:p text:style-name="P51"><text:span text:style-name="T31"><text:s text:c="7"/></text:span><text:span text:style-name="T31">(i+2)||'x'||j||'='||SUBSTR(' '||((i+2)*j),-2,2) FROM t;</text:span></text:p>
          <text:p text:style-name="P51"><text:span text:style-name="T31">SELECT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usr/bin/hbrun</text:span></text:p>
          <text:p text:style-name="P18"><text:span text:style-name="T16">* ./mt9x9.prg || hbrun mt9x9.prg</text:span></text:p>
          <text:p text:style-name="P18"><text:span text:style-name="T25"/></text:p>
          <text:p text:style-name="P18"><text:span text:style-name="T17">local i, j, k</text:span></text:p>
          <text:p text:style-name="P18"><text:span text:style-name="T17">for i := 1 to 9 step 3</text:span></text:p>
          <text:p text:style-name="P18"><text:span text:style-name="T17"><text:s text:c="4"/></text:span><text:span text:style-name="T17">for j := 1 to 9</text:span></text:p>
          <text:p text:style-name="P18"><text:span text:style-name="T17"><text:s text:c="8"/></text:span><text:span text:style-name="T17">for each k in {i, i+1, i+2}</text:span></text:p>
          <text:p text:style-name="P18"><text:span text:style-name="T17"><text:s text:c="12"/></text:span><text:span text:style-name="T17">?? str(k, 1) + "x" + str(j, 1) + "=" + str(k*j, 2) + chr(9)</text:span></text:p>
          <text:p text:style-name="P18"><text:span text:style-name="T17"><text:s text:c="8"/></text:span><text:span text:style-name="T17">next</text:span></text:p>
          <text:p text:style-name="P18"><text:span text:style-name="T17"><text:s text:c="8"/></text:span><text:span text:style-name="T17">?? chr(10)</text:span></text:p>
          <text:p text:style-name="P18"><text:span text:style-name="T17"><text:s text:c="4"/></text:span><text:span text:style-name="T17">next</text:span></text:p>
          <text:p text:style-name="P18"><text:span text:style-name="T17"><text:s text:c="4"/></text:span><text:span text:style-name="T17">?</text:span></text:p>
          <text:p text:style-name="P18"><text:span text:style-name="T17">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5cm" svg:height="1.759cm" svg:x="16.7cm" svg:y="4.8cm">
          <draw:text-box>
            <text:p><text:span text:style-name="T19">xBASE</text:span></text:p>
          </draw:text-box>
        </draw:frame>
        <draw:frame draw:style-name="gr10" draw:text-style-name="P20" draw:layer="layout" svg:width="3.2cm" svg:height="1.759cm" svg:x="5.8cm" svg:y="4.801cm">
          <draw:text-box>
            <text:p><text:span text:style-name="T19">SQL</text:span></text:p>
          </draw:text-box>
        </draw:frame>
        <presentation:notes draw:style-name="dp2">
          <draw:page-thumbnail draw:style-name="gr4" draw:layer="layout" svg:width="12.696cm" svg:height="9.522cm" svg:x="3.175cm" svg:y="1.904cm" draw:page-number="3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usr/bin/Rscript</text:span></text:p>
          <text:p text:style-name="P18"><text:span text:style-name="T16"># ./mt9x9.R || Rscript mt9x9.R</text:span></text:p>
          <text:p text:style-name="P18"><text:span text:style-name="T18"/></text:p>
          <text:p text:style-name="P18"><text:span text:style-name="T17">for(i in seq(1, 9, 3)) {</text:span></text:p>
          <text:p text:style-name="P18"><text:span text:style-name="T17"><text:s text:c="4"/></text:span><text:span text:style-name="T17">for(j in 1:9) {</text:span></text:p>
          <text:p text:style-name="P18"><text:span text:style-name="T17"><text:s text:c="8"/></text:span><text:span text:style-name="T17">for(k in list(i, i+1, i+2)) {</text:span></text:p>
          <text:p text:style-name="P18"><text:span text:style-name="T17"><text:s text:c="12"/></text:span><text:span text:style-name="T17">cat(sprintf("%dx%d=%2d\t", k, j, k*j))</text:span></text:p>
          <text:p text:style-name="P18"><text:span text:style-name="T17"><text:s text:c="8"/></text:span><text:span text:style-name="T17">}</text:span></text:p>
          <text:p text:style-name="P18"><text:span text:style-name="T17"><text:s text:c="8"/></text:span><text:span text:style-name="T17">cat("\n")</text:span></text:p>
          <text:p text:style-name="P18"><text:span text:style-name="T17"><text:s text:c="4"/></text:span><text:span text:style-name="T17">}</text:span></text:p>
          <text:p text:style-name="P18"><text:span text:style-name="T17"><text:s text:c="4"/></text:span><text:span text:style-name="T17">cat("\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 octave mt9x9.m</text:span></text:p>
          <text:p text:style-name="P18"><text:span text:style-name="T25"/></text:p>
          <text:p text:style-name="P18"><text:span text:style-name="T17">for i = (1:3:9)</text:span></text:p>
          <text:p text:style-name="P18"><text:span text:style-name="T17"><text:s text:c="4"/></text:span><text:span text:style-name="T17">for j = (1:9)</text:span></text:p>
          <text:p text:style-name="P18"><text:span text:style-name="T17"><text:s text:c="8"/></text:span><text:span text:style-name="T17">for k = [i, i+1, i+2]</text:span></text:p>
          <text:p text:style-name="P18"><text:span text:style-name="T17"><text:s text:c="12"/></text:span><text:span text:style-name="T17">fprintf('%dx%d=%2d\t', k, j, k*j);</text:span></text:p>
          <text:p text:style-name="P18"><text:span text:style-name="T17"><text:s text:c="8"/></text:span><text:span text:style-name="T17">end</text:span></text:p>
          <text:p text:style-name="P18"><text:span text:style-name="T17"><text:s text:c="8"/></text:span><text:span text:style-name="T17">fprintf('\n');</text:span></text:p>
          <text:p text:style-name="P18"><text:span text:style-name="T17"><text:s text:c="4"/></text:span><text:span text:style-name="T17">end</text:span></text:p>
          <text:p text:style-name="P18"><text:span text:style-name="T17"><text:s text:c="4"/></text:span><text:span text:style-name="T17">disp('');</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6.1cm" svg:height="1.759cm" svg:x="16.1cm" svg:y="4.8cm">
          <draw:text-box>
            <text:p><text:span text:style-name="T19">MATLAB</text:span></text:p>
          </draw:text-box>
        </draw:frame>
        <draw:frame draw:style-name="gr10" draw:text-style-name="P20" draw:layer="layout" svg:width="1.8cm" svg:height="1.759cm" svg:x="6.4cm" svg:y="4.801cm">
          <draw:text-box>
            <text:p><text:span text:style-name="T19">R</text:span></text:p>
          </draw:text-box>
        </draw:frame>
        <presentation:notes draw:style-name="dp2">
          <draw:page-thumbnail draw:style-name="gr4" draw:layer="layout" svg:width="12.696cm" svg:height="9.522cm" svg:x="3.175cm" svg:y="1.904cm" draw:page-number="3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python3</text:span></text:p>
          <text:p text:style-name="P18"><text:span text:style-name="T16"># ./mt9x9.py || python3 mt9x9.py</text:span></text:p>
          <text:p text:style-name="P18"><text:span text:style-name="T18"/></text:p>
          <text:p text:style-name="P18"><text:span text:style-name="T17">for i in range(1, 10, 3):</text:span></text:p>
          <text:p text:style-name="P18"><text:span text:style-name="T17"><text:s text:c="4"/></text:span><text:span text:style-name="T17">for j in range(1, 10):</text:span></text:p>
          <text:p text:style-name="P18"><text:span text:style-name="T17"><text:s text:c="8"/></text:span><text:span text:style-name="T17">for k in [i, i+1, i+2]:</text:span></text:p>
          <text:p text:style-name="P18"><text:span text:style-name="T17"><text:s text:c="12"/></text:span><text:span text:style-name="T17">print(f"{k}x{j}={k*j:2}", end='\t')</text:span></text:p>
          <text:p text:style-name="P18"><text:span text:style-name="T17"><text:s text:c="8"/></text:span><text:span text:style-name="T17">print(end='\n')</text:span></text:p>
          <text:p text:style-name="P18"><text:span text:style-name="T17"><text:s text:c="4"/></text:span><text:span text:style-name="T17">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julia</text:span></text:p>
          <text:p text:style-name="P18"><text:span text:style-name="T16"># ./mt9x9.jl || julia mt9x9.jl</text:span></text:p>
          <text:p text:style-name="P18"><text:span text:style-name="T25"/></text:p>
          <text:p text:style-name="P18"><text:span text:style-name="T25">using Printf</text:span></text:p>
          <text:p text:style-name="P18"><text:span text:style-name="T17">for i in 1:3:9, j = 1:9, k = [i, i+1, i+2]</text:span></text:p>
          <text:p text:style-name="P18"><text:span text:style-name="T17"><text:s text:c="4"/></text:span><text:span text:style-name="T17">@printf("%dx%d=%2d", k, j, k*j)</text:span></text:p>
          <text:p text:style-name="P18"><text:span text:style-name="T17"><text:s text:c="4"/></text:span><text:span text:style-name="T17">print(k!=i+2 ? "\t" : j==9 ? "\n\n" : "\n")</text:span></text:p>
          <text:p text:style-name="P18"><text:span text:style-name="T17">end</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9">Julia</text:span></text:p>
          </draw:text-box>
        </draw:frame>
        <draw:frame draw:style-name="gr7" draw:text-style-name="P20" draw:layer="layout" svg:width="5.4cm" svg:height="1.759cm" svg:x="4.8cm" svg:y="4.801cm">
          <draw:text-box>
            <text:p><text:span text:style-name="T19">Python</text:span></text:p>
          </draw:text-box>
        </draw:frame>
        <presentation:notes draw:style-name="dp2">
          <draw:page-thumbnail draw:style-name="gr4" draw:layer="layout" svg:width="12.696cm" svg:height="9.522cm" svg:x="3.175cm" svg:y="1.904cm" draw:page-number="3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4"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4" draw:layer="layout" svg:width="24cm" svg:height="13.2cm" svg:x="1cm" svg:y="5.5cm" presentation:class="outline" presentation:user-transformed="true">
          <draw:text-box>
            <text:list text:style-name="L4">
              <text:list-item>
                <text:p text:style-name="P11"><text:span text:style-name="T34">Rosetta Code</text:span></text:p>
                <text:p text:style-name="P13"><text:span text:style-name="T35">&lt;https://www.rosettacode.org/wiki/Multiplication_tables&gt;</text:span></text:p>
              </text:list-item>
              <text:list-item>
                <text:p text:style-name="P11"><text:span text:style-name="T34">Learn X in Y minutes</text:span></text:p>
              </text:list-item>
            </text:list>
            <text:list text:style-name="L6">
              <text:list-header>
                <text:p text:style-name="P13"><text:span text:style-name="T35">&lt;https://learnxinyminutes.com/&gt;</text:span></text:p>
              </text:list-header>
            </text:list>
            <text:list text:style-name="L4">
              <text:list-item>
                <text:p text:style-name="P11"><text:span text:style-name="T34">Fibonacci Benchmark</text:span></text:p>
              </text:list-item>
            </text:list>
            <text:list text:style-name="L6">
              <text:list-header>
                <text:p text:style-name="P13"><text:span text:style-name="T35">&lt;https://github.com/drujensen/fib&gt;</text:span></text:p>
              </text:list-header>
            </text:list>
            <text:list text:style-name="L4">
              <text:list-header>
                <text:p text:style-name="P53"><text:span text:style-name="T12"/></text:p>
              </text:list-header>
              <text:list-item>
                <text:p text:style-name="P53"><text:span text:style-name="T12">Not-To-Do target languages</text:span></text:p>
                <text:p text:style-name="P12"><text:span text:style-name="T8">Assembly, Brainfuck, APL, K</text:span></text:p>
              </text:list-item>
            </text:list>
          </draw:text-box>
        </draw:frame>
        <presentation:notes draw:style-name="dp2">
          <draw:page-thumbnail draw:style-name="gr4" draw:layer="layout" svg:width="12.696cm" svg:height="9.522cm" svg:x="3.175cm" svg:y="1.904cm" draw:page-number="3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5" draw:style-name="dp1" draw:master-page-name="資訊未來大自由_5f_封底" presentation:presentation-page-layout-name="AL1T0" presentation:use-date-time-name="dtd1">
        <draw:frame presentation:style-name="pr7" draw:text-style-name="P55" draw:layer="layout" svg:width="10.508cm" svg:height="3.176cm" svg:x="4.913cm" svg:y="4.525cm" presentation:class="title" presentation:user-transformed="true">
          <draw:text-box>
            <text:p text:style-name="P54"><text:span text:style-name="T36">Thank you!</text:span></text:p>
          </draw:text-box>
        </draw:frame>
        <draw:custom-shape draw:style-name="gr2" draw:text-style-name="P57" draw:layer="layout" svg:width="14.9cm" svg:height="0.896cm" svg:x="10.221cm" svg:y="17.936cm">
          <text:p text:style-name="P56"><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35" presentation:class="page"/>
          <draw:frame presentation:style-name="pr8" draw:text-style-name="P58" draw:layer="layout" svg:width="15.239cm" svg:height="11.43cm" svg:x="1.905cm" svg:y="12.065cm" presentation:class="notes" presentation:user-transformed="true">
            <draw:text-box>
              <text:p text:style-name="P11"><text:span text:style-name="T37">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全字庫正楷體 Ext-B" svg:font-family="'全字庫正楷體 Ext-B'"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1"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全字庫正楷體 Ext-B1" svg:font-family="'全字庫正楷體 Ext-B'"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3" svg:font-family="標楷體" style:font-adornments="標準" style:font-pitch="variable"/>
    <style:font-face style:name="Arial3" svg:font-family="Arial" style:font-family-generic="modern" style:font-pitch="variable"/>
    <style:font-face style:name="DejaVu Sans Mono"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2"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 svg:font-family="方正楷體" style:font-family-generic="script" style:font-pitch="variable"/>
    <style:font-face style:name="標楷體1" svg:font-family="標楷體" style:font-family-generic="script" style:font-pitch="variable"/>
    <style:font-face style:name="標楷體6" svg:font-family="標楷體" style:font-adornments="標準" style:font-family-generic="script" style:font-pitch="variable"/>
    <style:font-face style:name="Arial5" svg:font-family="Arial" style:font-family-generic="swiss" style:font-pitch="variable"/>
    <style:font-face style:name="Arial4" svg:font-family="Arial" style:font-adornments="粗體" style:font-family-generic="swiss" style:font-pitch="variable"/>
    <style:font-face style:name="Liberation Sans1"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5" fo:color="#ffffff" fo:font-size="100%"/>
          </text:list-level-style-bullet>
          <text:list-level-style-bullet text:level="2" text:bullet-char="–">
            <style:list-level-properties text:space-before="1.27cm" text:min-label-width="0.789cm"/>
            <style:text-properties style:font-name="Arial5" fo:color="#ffffff" fo:font-size="100%"/>
          </text:list-level-style-bullet>
          <text:list-level-style-bullet text:level="3" text:bullet-char="•">
            <style:list-level-properties text:space-before="2.54cm" text:min-label-width="0.635cm"/>
            <style:text-properties style:font-name="Arial5" fo:color="#ffffff" fo:font-size="100%"/>
          </text:list-level-style-bullet>
          <text:list-level-style-bullet text:level="4" text:bullet-char="–">
            <style:list-level-properties text:space-before="3.81cm" text:min-label-width="0.635cm"/>
            <style:text-properties style:font-name="Arial5" fo:color="#ffffff" fo:font-size="100%"/>
          </text:list-level-style-bullet>
          <text:list-level-style-bullet text:level="5" text:bullet-char="»">
            <style:list-level-properties text:space-before="5.08cm" text:min-label-width="0.635cm"/>
            <style:text-properties style:font-name="Arial5" fo:color="#ffffff" fo:font-size="100%"/>
          </text:list-level-style-bullet>
          <text:list-level-style-bullet text:level="6" text:bullet-char="»">
            <style:list-level-properties text:space-before="5.08cm" text:min-label-width="0.635cm"/>
            <style:text-properties style:font-name="Arial5" fo:color="#ffffff" fo:font-size="100%"/>
          </text:list-level-style-bullet>
          <text:list-level-style-bullet text:level="7" text:bullet-char="»">
            <style:list-level-properties text:space-before="5.08cm" text:min-label-width="0.635cm"/>
            <style:text-properties style:font-name="Arial5" fo:color="#ffffff" fo:font-size="100%"/>
          </text:list-level-style-bullet>
          <text:list-level-style-bullet text:level="8" text:bullet-char="»">
            <style:list-level-properties text:space-before="5.08cm" text:min-label-width="0.635cm"/>
            <style:text-properties style:font-name="Arial5"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5" fo:color="#a8190e" fo:font-size="100%"/>
          </text:list-level-style-bullet>
          <text:list-level-style-bullet text:level="2" text:bullet-char="–">
            <style:list-level-properties text:space-before="1.27cm"/>
            <style:text-properties style:font-name="Arial5" fo:color="#ffffff" fo:font-size="100%"/>
          </text:list-level-style-bullet>
          <text:list-level-style-bullet text:level="3" text:bullet-char="•">
            <style:list-level-properties text:space-before="2.54cm"/>
            <style:text-properties style:font-name="Arial5" fo:color="#ffffff" fo:font-size="100%"/>
          </text:list-level-style-bullet>
          <text:list-level-style-bullet text:level="4" text:bullet-char="–">
            <style:list-level-properties text:space-before="3.81cm"/>
            <style:text-properties style:font-name="Arial5" fo:color="#ffffff" fo:font-size="100%"/>
          </text:list-level-style-bullet>
          <text:list-level-style-bullet text:level="5" text:bullet-char="»">
            <style:list-level-properties text:space-before="5.08cm"/>
            <style:text-properties style:font-name="Arial5" fo:color="#ffffff" fo:font-size="100%"/>
          </text:list-level-style-bullet>
          <text:list-level-style-bullet text:level="6" text:bullet-char="»">
            <style:list-level-properties text:space-before="5.08cm"/>
            <style:text-properties style:font-name="Arial5" fo:color="#ffffff" fo:font-size="100%"/>
          </text:list-level-style-bullet>
          <text:list-level-style-bullet text:level="7" text:bullet-char="»">
            <style:list-level-properties text:space-before="5.08cm"/>
            <style:text-properties style:font-name="Arial5" fo:color="#ffffff" fo:font-size="100%"/>
          </text:list-level-style-bullet>
          <text:list-level-style-bullet text:level="8" text:bullet-char="»">
            <style:list-level-properties text:space-before="5.08cm"/>
            <style:text-properties style:font-name="Arial5" fo:color="#ffffff" fo:font-size="100%"/>
          </text:list-level-style-bullet>
          <text:list-level-style-bullet text:level="9" text:bullet-char="»">
            <style:list-level-properties text:space-before="5.08cm"/>
            <style:text-properties style:font-name="Arial5"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5"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4"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5" fo:color="#a8190e" fo:font-size="100%"/>
          </text:list-level-style-bullet>
          <text:list-level-style-bullet text:level="2" text:bullet-char="–">
            <style:list-level-properties text:space-before="1.27cm"/>
            <style:text-properties style:font-name="Arial5" fo:color="#ffffff" fo:font-size="100%"/>
          </text:list-level-style-bullet>
          <text:list-level-style-bullet text:level="3" text:bullet-char="•">
            <style:list-level-properties text:space-before="2.54cm"/>
            <style:text-properties style:font-name="Arial5" fo:color="#ffffff" fo:font-size="100%"/>
          </text:list-level-style-bullet>
          <text:list-level-style-bullet text:level="4" text:bullet-char="–">
            <style:list-level-properties text:space-before="3.81cm"/>
            <style:text-properties style:font-name="Arial5" fo:color="#ffffff" fo:font-size="100%"/>
          </text:list-level-style-bullet>
          <text:list-level-style-bullet text:level="5" text:bullet-char="»">
            <style:list-level-properties text:space-before="5.08cm"/>
            <style:text-properties style:font-name="Arial5" fo:color="#ffffff" fo:font-size="100%"/>
          </text:list-level-style-bullet>
          <text:list-level-style-bullet text:level="6" text:bullet-char="»">
            <style:list-level-properties text:space-before="5.08cm"/>
            <style:text-properties style:font-name="Arial5" fo:color="#ffffff" fo:font-size="100%"/>
          </text:list-level-style-bullet>
          <text:list-level-style-bullet text:level="7" text:bullet-char="»">
            <style:list-level-properties text:space-before="5.08cm"/>
            <style:text-properties style:font-name="Arial5" fo:color="#ffffff" fo:font-size="100%"/>
          </text:list-level-style-bullet>
          <text:list-level-style-bullet text:level="8" text:bullet-char="»">
            <style:list-level-properties text:space-before="5.08cm"/>
            <style:text-properties style:font-name="Arial5" fo:color="#ffffff" fo:font-size="100%"/>
          </text:list-level-style-bullet>
          <text:list-level-style-bullet text:level="9" text:bullet-char="»">
            <style:list-level-properties text:space-before="5.08cm"/>
            <style:text-properties style:font-name="Arial5"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5"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4"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4"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5" fo:color="#000000"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5"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5" fo:color="#ffffff" fo:font-size="100%"/>
      </text:list-level-style-bullet>
      <text:list-level-style-bullet text:level="2" text:bullet-char="–">
        <style:list-level-properties text:space-before="1.27cm" text:min-label-width="0.789cm"/>
        <style:text-properties style:font-name="Arial5" fo:color="#ffffff" fo:font-size="100%"/>
      </text:list-level-style-bullet>
      <text:list-level-style-bullet text:level="3" text:bullet-char="•">
        <style:list-level-properties text:space-before="2.54cm" text:min-label-width="0.635cm"/>
        <style:text-properties style:font-name="Arial5" fo:color="#ffffff" fo:font-size="100%"/>
      </text:list-level-style-bullet>
      <text:list-level-style-bullet text:level="4" text:bullet-char="–">
        <style:list-level-properties text:space-before="3.81cm" text:min-label-width="0.635cm"/>
        <style:text-properties style:font-name="Arial5" fo:color="#ffffff" fo:font-size="100%"/>
      </text:list-level-style-bullet>
      <text:list-level-style-bullet text:level="5" text:bullet-char="»">
        <style:list-level-properties text:space-before="5.08cm" text:min-label-width="0.635cm"/>
        <style:text-properties style:font-name="Arial5" fo:color="#ffffff" fo:font-size="100%"/>
      </text:list-level-style-bullet>
      <text:list-level-style-bullet text:level="6" text:bullet-char="»">
        <style:list-level-properties text:space-before="5.08cm" text:min-label-width="0.635cm"/>
        <style:text-properties style:font-name="Arial5" fo:color="#ffffff" fo:font-size="100%"/>
      </text:list-level-style-bullet>
      <text:list-level-style-bullet text:level="7" text:bullet-char="»">
        <style:list-level-properties text:space-before="5.08cm" text:min-label-width="0.635cm"/>
        <style:text-properties style:font-name="Arial5" fo:color="#ffffff" fo:font-size="100%"/>
      </text:list-level-style-bullet>
      <text:list-level-style-bullet text:level="8" text:bullet-char="»">
        <style:list-level-properties text:space-before="5.08cm" text:min-label-width="0.635cm"/>
        <style:text-properties style:font-name="Arial5"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5" fo:color="#ffffff" fo:font-size="100%"/>
      </text:list-level-style-bullet>
      <text:list-level-style-bullet text:level="2" text:bullet-char="•">
        <style:list-level-properties text:space-before="1.27cm"/>
        <style:text-properties style:font-name="Arial5" fo:color="#000000" fo:font-size="100%"/>
      </text:list-level-style-bullet>
      <text:list-level-style-bullet text:level="3" text:bullet-char="•">
        <style:list-level-properties text:space-before="2.54cm"/>
        <style:text-properties style:font-name="Arial5" fo:color="#000000" fo:font-size="100%"/>
      </text:list-level-style-bullet>
      <text:list-level-style-bullet text:level="4" text:bullet-char="•">
        <style:list-level-properties text:space-before="3.81cm"/>
        <style:text-properties style:font-name="Arial5" fo:color="#000000" fo:font-size="100%"/>
      </text:list-level-style-bullet>
      <text:list-level-style-bullet text:level="5" text:bullet-char="•">
        <style:list-level-properties text:space-before="5.08cm"/>
        <style:text-properties style:font-name="Arial5" fo:color="#000000" fo:font-size="100%"/>
      </text:list-level-style-bullet>
      <text:list-level-style-bullet text:level="6" text:bullet-char="•">
        <style:list-level-properties text:space-before="5.08cm"/>
        <style:text-properties style:font-name="Arial5" fo:color="#000000" fo:font-size="100%"/>
      </text:list-level-style-bullet>
      <text:list-level-style-bullet text:level="7" text:bullet-char="•">
        <style:list-level-properties text:space-before="5.08cm"/>
        <style:text-properties style:font-name="Arial5" fo:color="#000000" fo:font-size="100%"/>
      </text:list-level-style-bullet>
      <text:list-level-style-bullet text:level="8" text:bullet-char="•">
        <style:list-level-properties text:space-before="5.08cm"/>
        <style:text-properties style:font-name="Arial5" fo:color="#000000" fo:font-size="100%"/>
      </text:list-level-style-bullet>
      <text:list-level-style-bullet text:level="9" text:bullet-char="•">
        <style:list-level-properties text:space-before="5.08cm"/>
        <style:text-properties style:font-name="Arial5" fo:color="#000000" fo:font-size="100%"/>
      </text:list-level-style-bullet>
      <text:list-level-style-bullet text:level="10" text:bullet-char="•">
        <style:list-level-properties text:space-before="5.08cm"/>
        <style:text-properties style:font-name="Arial5"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綱級</text:span></text:p>
                                          <text:list>
                                            <text:list-item>
                                              <text:p text:style-name="MP8"><text:span text:style-name="MT2">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draw: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draw: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draw: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draw: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draw: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4-02-17T14:06:43.699510764</meta:creation-date>
    <dc:language>en-US</dc:language>
    <meta:editing-cycles>340</meta:editing-cycles>
    <meta:editing-duration>P1DT19H8M55S</meta:editing-duration>
    <meta:initial-creator>root </meta:initial-creator>
    <dc:date>2021-02-08T13:34:55.031752260</dc:date>
    <meta:document-statistic meta:object-count="295"/>
    <meta:user-defined meta:name="Info 1"/>
    <meta:user-defined meta:name="Info 2"/>
    <meta:user-defined meta:name="Info 3"/>
    <meta:user-defined meta:name="Info 4"/>
  </office:meta>
</office:document-meta>
</file>